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officeooo:rsid="0054c5e5" officeooo:paragraph-rsid="0054c5e5"/>
    </style:style>
    <style:style style:name="P2" style:family="paragraph" style:parent-style-name="normal">
      <style:text-properties officeooo:rsid="0021515b" officeooo:paragraph-rsid="0021515b"/>
    </style:style>
    <style:style style:name="P3" style:family="paragraph" style:parent-style-name="normal">
      <style:text-properties officeooo:rsid="001f275a" officeooo:paragraph-rsid="001f275a" fo:background-color="transparent"/>
    </style:style>
    <style:style style:name="P4" style:family="paragraph" style:parent-style-name="normal">
      <style:text-properties officeooo:rsid="008b4ef4" officeooo:paragraph-rsid="001f275a" fo:background-color="transparent"/>
    </style:style>
    <style:style style:name="P5" style:family="paragraph" style:parent-style-name="normal">
      <style:text-properties officeooo:rsid="0021fa78" officeooo:paragraph-rsid="002c9246"/>
    </style:style>
    <style:style style:name="P6" style:family="paragraph" style:parent-style-name="normal">
      <style:text-properties officeooo:rsid="002418e3" officeooo:paragraph-rsid="00247fcd"/>
    </style:style>
    <style:style style:name="P7" style:family="paragraph" style:parent-style-name="normal">
      <style:text-properties officeooo:rsid="00247fcd" officeooo:paragraph-rsid="00247fcd"/>
    </style:style>
    <style:style style:name="P8" style:family="paragraph" style:parent-style-name="normal">
      <style:paragraph-properties fo:margin-left="1.1665in" fo:margin-right="0in" fo:text-indent="0in" style:auto-text-indent="false"/>
      <style:text-properties officeooo:rsid="004ef63e" officeooo:paragraph-rsid="004ef63e"/>
    </style:style>
    <style:style style:name="P9" style:family="paragraph" style:parent-style-name="normal">
      <style:text-properties officeooo:rsid="0054c5e5" officeooo:paragraph-rsid="0054c5e5"/>
    </style:style>
    <style:style style:name="P10" style:family="paragraph" style:parent-style-name="normal">
      <style:text-properties officeooo:rsid="0021515b" officeooo:paragraph-rsid="0021515b"/>
    </style:style>
    <style:style style:name="P11" style:family="paragraph" style:parent-style-name="normal">
      <style:text-properties officeooo:rsid="0021fa78" officeooo:paragraph-rsid="002c9246"/>
    </style:style>
    <style:style style:name="P12" style:family="paragraph" style:parent-style-name="normal">
      <style:text-properties officeooo:rsid="002418e3" officeooo:paragraph-rsid="00247fcd"/>
    </style:style>
    <style:style style:name="P13" style:family="paragraph" style:parent-style-name="normal">
      <style:text-properties officeooo:rsid="00247fcd" officeooo:paragraph-rsid="00247fcd"/>
    </style:style>
    <style:style style:name="P14" style:family="paragraph" style:parent-style-name="normal">
      <style:text-properties officeooo:rsid="00247fcd" officeooo:paragraph-rsid="00adfb91"/>
    </style:style>
    <style:style style:name="P15" style:family="paragraph" style:parent-style-name="normal">
      <style:text-properties officeooo:rsid="0032dc05" officeooo:paragraph-rsid="0019e071"/>
    </style:style>
    <style:style style:name="P16" style:family="paragraph" style:parent-style-name="normal">
      <style:text-properties officeooo:rsid="001ac958" officeooo:paragraph-rsid="001ac958"/>
    </style:style>
    <style:style style:name="P17" style:family="paragraph" style:parent-style-name="normal">
      <style:text-properties officeooo:rsid="001be4d3" officeooo:paragraph-rsid="001f275a"/>
    </style:style>
    <style:style style:name="P18" style:family="paragraph" style:parent-style-name="normal">
      <style:text-properties officeooo:rsid="001f275a" officeooo:paragraph-rsid="001f275a"/>
    </style:style>
    <style:style style:name="P19" style:family="paragraph" style:parent-style-name="normal">
      <style:text-properties officeooo:rsid="001fc7a4" officeooo:paragraph-rsid="001fc7a4"/>
    </style:style>
    <style:style style:name="P20" style:family="paragraph" style:parent-style-name="normal">
      <style:text-properties officeooo:rsid="001c6057" officeooo:paragraph-rsid="001f275a"/>
    </style:style>
    <style:style style:name="P21" style:family="paragraph" style:parent-style-name="normal">
      <style:text-properties officeooo:rsid="0023b39b" officeooo:paragraph-rsid="0023b39b"/>
    </style:style>
    <style:style style:name="P22" style:family="paragraph" style:parent-style-name="normal">
      <style:text-properties officeooo:rsid="0023ce0c" officeooo:paragraph-rsid="00247fcd"/>
    </style:style>
    <style:style style:name="P23" style:family="paragraph" style:parent-style-name="normal">
      <style:text-properties officeooo:rsid="00264a2e" officeooo:paragraph-rsid="00264a2e"/>
    </style:style>
    <style:style style:name="P24" style:family="paragraph" style:parent-style-name="normal">
      <style:text-properties officeooo:rsid="002e2c2c" officeooo:paragraph-rsid="002e2c2c"/>
    </style:style>
    <style:style style:name="P25" style:family="paragraph" style:parent-style-name="normal">
      <style:text-properties officeooo:rsid="002fb05f" officeooo:paragraph-rsid="002fb05f"/>
    </style:style>
    <style:style style:name="P26" style:family="paragraph" style:parent-style-name="normal">
      <style:text-properties officeooo:rsid="00333e1d" officeooo:paragraph-rsid="00333e1d"/>
    </style:style>
    <style:style style:name="P27" style:family="paragraph" style:parent-style-name="normal">
      <style:text-properties officeooo:rsid="002c9246" officeooo:paragraph-rsid="002c9246"/>
    </style:style>
    <style:style style:name="P28" style:family="paragraph" style:parent-style-name="normal">
      <style:text-properties officeooo:rsid="00343826" officeooo:paragraph-rsid="00343826"/>
    </style:style>
    <style:style style:name="P29" style:family="paragraph" style:parent-style-name="normal">
      <style:text-properties officeooo:rsid="00347d7e" officeooo:paragraph-rsid="00347d7e"/>
    </style:style>
    <style:style style:name="P30" style:family="paragraph" style:parent-style-name="normal">
      <style:text-properties officeooo:rsid="0037b7e9" officeooo:paragraph-rsid="0037b7e9"/>
    </style:style>
    <style:style style:name="P31" style:family="paragraph" style:parent-style-name="normal">
      <style:text-properties officeooo:rsid="003929ed" officeooo:paragraph-rsid="003929ed"/>
    </style:style>
    <style:style style:name="P32" style:family="paragraph" style:parent-style-name="normal">
      <style:text-properties officeooo:rsid="003d5ae7" officeooo:paragraph-rsid="003d5ae7"/>
    </style:style>
    <style:style style:name="P33" style:family="paragraph" style:parent-style-name="normal">
      <style:text-properties officeooo:rsid="003e65c2" officeooo:paragraph-rsid="003e65c2"/>
    </style:style>
    <style:style style:name="P34" style:family="paragraph" style:parent-style-name="normal">
      <style:text-properties officeooo:rsid="003e65c2" officeooo:paragraph-rsid="004158b5"/>
    </style:style>
    <style:style style:name="P35" style:family="paragraph" style:parent-style-name="normal">
      <style:text-properties officeooo:rsid="004158b5" officeooo:paragraph-rsid="004158b5"/>
    </style:style>
    <style:style style:name="P36" style:family="paragraph" style:parent-style-name="normal">
      <style:text-properties officeooo:rsid="00427d73" officeooo:paragraph-rsid="00427d73"/>
    </style:style>
    <style:style style:name="P37" style:family="paragraph" style:parent-style-name="normal">
      <style:text-properties officeooo:rsid="0046f1e8" officeooo:paragraph-rsid="0046f1e8"/>
    </style:style>
    <style:style style:name="P38" style:family="paragraph" style:parent-style-name="normal">
      <style:text-properties officeooo:rsid="0048eee7" officeooo:paragraph-rsid="0048eee7"/>
    </style:style>
    <style:style style:name="P39" style:family="paragraph" style:parent-style-name="normal">
      <style:text-properties officeooo:rsid="0049af48" officeooo:paragraph-rsid="0049af48"/>
    </style:style>
    <style:style style:name="P40" style:family="paragraph" style:parent-style-name="normal">
      <style:text-properties officeooo:rsid="004b83bd" officeooo:paragraph-rsid="004b83bd"/>
    </style:style>
    <style:style style:name="P41" style:family="paragraph" style:parent-style-name="normal">
      <style:text-properties officeooo:rsid="004dbf72" officeooo:paragraph-rsid="004dbf72"/>
    </style:style>
    <style:style style:name="P42" style:family="paragraph" style:parent-style-name="normal">
      <style:text-properties officeooo:rsid="004f659a" officeooo:paragraph-rsid="004f659a"/>
    </style:style>
    <style:style style:name="P43" style:family="paragraph" style:parent-style-name="normal">
      <style:text-properties officeooo:rsid="005305ac" officeooo:paragraph-rsid="005305ac"/>
    </style:style>
    <style:style style:name="P44" style:family="paragraph" style:parent-style-name="normal">
      <style:text-properties officeooo:rsid="005452fd" officeooo:paragraph-rsid="005452fd"/>
    </style:style>
    <style:style style:name="P45" style:family="paragraph" style:parent-style-name="normal">
      <style:text-properties officeooo:rsid="005679f6" officeooo:paragraph-rsid="005679f6"/>
    </style:style>
    <style:style style:name="P46" style:family="paragraph" style:parent-style-name="normal">
      <style:text-properties officeooo:rsid="00580054" officeooo:paragraph-rsid="00580054"/>
    </style:style>
    <style:style style:name="P47" style:family="paragraph" style:parent-style-name="normal">
      <style:text-properties officeooo:rsid="005a8cdc" officeooo:paragraph-rsid="005a8cdc"/>
    </style:style>
    <style:style style:name="P48" style:family="paragraph" style:parent-style-name="normal">
      <style:text-properties officeooo:rsid="005a8cdc" officeooo:paragraph-rsid="009043f2"/>
    </style:style>
    <style:style style:name="P49" style:family="paragraph" style:parent-style-name="normal">
      <style:text-properties fo:color="#000000" style:font-name="Times New Roman" fo:font-size="12pt" officeooo:rsid="00580054" officeooo:paragraph-rsid="00580054" style:font-name-asian="Times New Roman1" style:font-size-asian="12pt" style:font-name-complex="Times New Roman1"/>
    </style:style>
    <style:style style:name="P50" style:family="paragraph" style:parent-style-name="normal">
      <style:text-properties officeooo:rsid="009043f2" officeooo:paragraph-rsid="009043f2"/>
    </style:style>
    <style:style style:name="P51" style:family="paragraph" style:parent-style-name="normal">
      <style:text-properties officeooo:rsid="009043f2" officeooo:paragraph-rsid="00ad114f"/>
    </style:style>
    <style:style style:name="P52" style:family="paragraph" style:parent-style-name="normal">
      <style:text-properties officeooo:rsid="0090772c" officeooo:paragraph-rsid="0090772c"/>
    </style:style>
    <style:style style:name="P53" style:family="paragraph" style:parent-style-name="normal">
      <style:text-properties officeooo:rsid="00927039" officeooo:paragraph-rsid="00927039"/>
    </style:style>
    <style:style style:name="P54" style:family="paragraph" style:parent-style-name="normal">
      <style:text-properties officeooo:rsid="009583ce" officeooo:paragraph-rsid="009583ce"/>
    </style:style>
    <style:style style:name="P55" style:family="paragraph" style:parent-style-name="normal">
      <style:text-properties officeooo:rsid="009583ce" officeooo:paragraph-rsid="0096fb5e"/>
    </style:style>
    <style:style style:name="P56" style:family="paragraph" style:parent-style-name="normal">
      <style:text-properties officeooo:rsid="003d281f" officeooo:paragraph-rsid="003d281f"/>
    </style:style>
    <style:style style:name="P57" style:family="paragraph" style:parent-style-name="normal">
      <style:text-properties officeooo:rsid="00958515" officeooo:paragraph-rsid="00958515"/>
    </style:style>
    <style:style style:name="P58" style:family="paragraph" style:parent-style-name="normal">
      <style:text-properties officeooo:rsid="009bfc83" officeooo:paragraph-rsid="009bfc83"/>
    </style:style>
    <style:style style:name="P59" style:family="paragraph" style:parent-style-name="normal">
      <style:text-properties officeooo:rsid="009c00db" officeooo:paragraph-rsid="009c00db"/>
    </style:style>
    <style:style style:name="P60" style:family="paragraph" style:parent-style-name="normal">
      <style:text-properties officeooo:rsid="0096fb5e" officeooo:paragraph-rsid="0096fb5e"/>
    </style:style>
    <style:style style:name="P61" style:family="paragraph" style:parent-style-name="normal">
      <style:text-properties officeooo:rsid="00a36ecc" officeooo:paragraph-rsid="00a5a02a"/>
    </style:style>
    <style:style style:name="P62" style:family="paragraph" style:parent-style-name="normal">
      <style:text-properties officeooo:rsid="00a43909" officeooo:paragraph-rsid="00a43909"/>
    </style:style>
    <style:style style:name="P63" style:family="paragraph" style:parent-style-name="normal">
      <style:text-properties officeooo:rsid="00a43909" officeooo:paragraph-rsid="00a5a02a"/>
    </style:style>
    <style:style style:name="P64" style:family="paragraph" style:parent-style-name="normal">
      <style:text-properties officeooo:rsid="00a5a02a" officeooo:paragraph-rsid="00a5a02a"/>
    </style:style>
    <style:style style:name="P65" style:family="paragraph" style:parent-style-name="normal">
      <style:text-properties officeooo:rsid="00a76ed8" officeooo:paragraph-rsid="00a76ed8"/>
    </style:style>
    <style:style style:name="P66" style:family="paragraph" style:parent-style-name="normal">
      <style:text-properties officeooo:rsid="00ab93d9" officeooo:paragraph-rsid="00ab93d9"/>
    </style:style>
    <style:style style:name="P67" style:family="paragraph" style:parent-style-name="normal">
      <style:text-properties officeooo:rsid="00ab93d9" officeooo:paragraph-rsid="00ad114f"/>
    </style:style>
    <style:style style:name="P68" style:family="paragraph" style:parent-style-name="normal">
      <style:text-properties officeooo:rsid="00ad114f" officeooo:paragraph-rsid="00ad114f"/>
    </style:style>
    <style:style style:name="P69" style:family="paragraph" style:parent-style-name="normal">
      <style:text-properties officeooo:rsid="00ad114f" officeooo:paragraph-rsid="00b0e84a"/>
    </style:style>
    <style:style style:name="P70" style:family="paragraph" style:parent-style-name="normal">
      <style:text-properties style:text-line-through-style="solid" style:text-line-through-type="single" officeooo:rsid="001fc7a4" officeooo:paragraph-rsid="001fc7a4"/>
    </style:style>
    <style:style style:name="P71" style:family="paragraph" style:parent-style-name="normal">
      <style:text-properties officeooo:rsid="00adfb91" officeooo:paragraph-rsid="00adfb91"/>
    </style:style>
    <style:style style:name="P72" style:family="paragraph" style:parent-style-name="normal">
      <style:text-properties officeooo:rsid="00aefe92" officeooo:paragraph-rsid="00aefe92"/>
    </style:style>
    <style:style style:name="P73" style:family="paragraph" style:parent-style-name="normal">
      <style:text-properties officeooo:rsid="00b0e84a" officeooo:paragraph-rsid="00b0e84a"/>
    </style:style>
    <style:style style:name="P74" style:family="paragraph" style:parent-style-name="normal">
      <style:text-properties officeooo:rsid="00b2bcf2" officeooo:paragraph-rsid="00b2bcf2"/>
    </style:style>
    <style:style style:name="P75" style:family="paragraph" style:parent-style-name="normal">
      <style:text-properties officeooo:rsid="00b44fce" officeooo:paragraph-rsid="00b4ef93"/>
    </style:style>
    <style:style style:name="P76" style:family="paragraph" style:parent-style-name="normal">
      <style:text-properties officeooo:rsid="00b228a4" officeooo:paragraph-rsid="00b228a4"/>
    </style:style>
    <style:style style:name="P77" style:family="paragraph" style:parent-style-name="normal">
      <style:text-properties officeooo:rsid="00b5459b" officeooo:paragraph-rsid="00b5459b"/>
    </style:style>
    <style:style style:name="P78" style:family="paragraph" style:parent-style-name="normal">
      <style:text-properties officeooo:rsid="00b5459b" officeooo:paragraph-rsid="00be4563"/>
    </style:style>
    <style:style style:name="P79" style:family="paragraph" style:parent-style-name="normal">
      <style:text-properties officeooo:rsid="00c8a149" officeooo:paragraph-rsid="00c8a149"/>
    </style:style>
    <style:style style:name="P80" style:family="paragraph" style:parent-style-name="normal">
      <style:text-properties officeooo:rsid="00ca80e3" officeooo:paragraph-rsid="00ca80e3"/>
    </style:style>
    <style:style style:name="P81" style:family="paragraph" style:parent-style-name="normal">
      <style:text-properties officeooo:rsid="00cfd02b" officeooo:paragraph-rsid="00cfd02b"/>
    </style:style>
    <style:style style:name="P82" style:family="paragraph" style:parent-style-name="normal">
      <style:text-properties officeooo:rsid="00d3c650" officeooo:paragraph-rsid="00d3c650"/>
    </style:style>
    <style:style style:name="P83" style:family="paragraph" style:parent-style-name="normal">
      <style:text-properties officeooo:rsid="00d52881" officeooo:paragraph-rsid="00d52881"/>
    </style:style>
    <style:style style:name="P84" style:family="paragraph" style:parent-style-name="normal">
      <style:text-properties officeooo:rsid="00d7659f" officeooo:paragraph-rsid="00d7659f"/>
    </style:style>
    <style:style style:name="P85" style:family="paragraph" style:parent-style-name="normal">
      <style:text-properties officeooo:rsid="00d89f69" officeooo:paragraph-rsid="00d89f69"/>
    </style:style>
    <style:style style:name="P86" style:family="paragraph" style:parent-style-name="normal">
      <style:text-properties officeooo:rsid="00be01c0" officeooo:paragraph-rsid="00be01c0"/>
    </style:style>
    <style:style style:name="P87" style:family="paragraph" style:parent-style-name="normal">
      <style:paragraph-properties fo:margin-left="1.1665in" fo:margin-right="0in" fo:text-indent="0in" style:auto-text-indent="false"/>
      <style:text-properties officeooo:rsid="004ef63e" officeooo:paragraph-rsid="004ef63e"/>
    </style:style>
    <style:style style:name="P88" style:family="paragraph" style:parent-style-name="normal">
      <style:paragraph-properties fo:margin-left="0.5835in" fo:margin-right="0in" fo:text-indent="0in" style:auto-text-indent="false"/>
      <style:text-properties officeooo:rsid="00347d7e" officeooo:paragraph-rsid="00347d7e"/>
    </style:style>
    <style:style style:name="P89" style:family="paragraph" style:parent-style-name="normal">
      <style:paragraph-properties fo:margin-left="0.5835in" fo:margin-right="0in" fo:text-indent="0in" style:auto-text-indent="false"/>
      <style:text-properties officeooo:rsid="00580054" officeooo:paragraph-rsid="00580054"/>
    </style:style>
    <style:style style:name="P90" style:family="paragraph" style:parent-style-name="normal">
      <style:paragraph-properties fo:margin-left="0.5835in" fo:margin-right="0in" fo:text-indent="0in" style:auto-text-indent="false"/>
      <style:text-properties officeooo:rsid="009043f2" officeooo:paragraph-rsid="009043f2"/>
    </style:style>
    <style:style style:name="P91" style:family="paragraph" style:parent-style-name="normal">
      <style:paragraph-properties fo:margin-left="0.5835in" fo:margin-right="0in" fo:text-indent="0in" style:auto-text-indent="false"/>
      <style:text-properties fo:color="#000000" style:font-name="Times New Roman" fo:font-size="12pt" officeooo:rsid="009043f2" officeooo:paragraph-rsid="009043f2" style:font-name-asian="Times New Roman1" style:font-size-asian="12pt" style:font-name-complex="Times New Roman1"/>
    </style:style>
    <style:style style:name="P92" style:family="paragraph" style:parent-style-name="normal">
      <style:paragraph-properties fo:margin-left="0.5835in" fo:margin-right="0in" fo:text-indent="0in" style:auto-text-indent="false"/>
      <style:text-properties fo:color="#000000" style:font-name="Times New Roman" fo:font-size="12pt" officeooo:rsid="00a43909" officeooo:paragraph-rsid="00a43909" style:font-name-asian="Times New Roman1" style:font-size-asian="12pt" style:font-name-complex="Times New Roman1"/>
    </style:style>
    <style:style style:name="P93" style:family="paragraph" style:parent-style-name="normal">
      <style:paragraph-properties fo:margin-left="0.5835in" fo:margin-right="0in" fo:text-indent="0in" style:auto-text-indent="false"/>
      <style:text-properties fo:color="#000000" style:font-name="Times New Roman" fo:font-size="12pt" officeooo:rsid="00a43909" officeooo:paragraph-rsid="00a5a02a" style:font-name-asian="Times New Roman1" style:font-size-asian="12pt" style:font-name-complex="Times New Roman1"/>
    </style:style>
    <style:style style:name="P94" style:family="paragraph" style:parent-style-name="normal">
      <style:paragraph-properties fo:margin-left="0.5835in" fo:margin-right="0in" fo:text-indent="0in" style:auto-text-indent="false"/>
      <style:text-properties fo:color="#000000" style:font-name="Times New Roman" fo:font-size="12pt" officeooo:rsid="00a5a02a" officeooo:paragraph-rsid="00a5a02a" style:font-name-asian="Times New Roman1" style:font-size-asian="12pt" style:font-name-complex="Times New Roman1"/>
    </style:style>
    <style:style style:name="P95" style:family="paragraph" style:parent-style-name="normal">
      <style:paragraph-properties fo:margin-left="0.5835in" fo:margin-right="0in" fo:text-indent="0in" style:auto-text-indent="false"/>
      <style:text-properties officeooo:rsid="009bfc83" officeooo:paragraph-rsid="009bfc83"/>
    </style:style>
    <style:style style:name="P96" style:family="paragraph" style:parent-style-name="normal">
      <style:paragraph-properties fo:margin-left="0.5835in" fo:margin-right="0in" fo:text-indent="0in" style:auto-text-indent="false"/>
      <style:text-properties officeooo:rsid="009c00db" officeooo:paragraph-rsid="009c00db"/>
    </style:style>
    <style:style style:name="P97" style:family="paragraph" style:parent-style-name="normal">
      <style:paragraph-properties fo:margin-left="0.5835in" fo:margin-right="0in" fo:text-indent="0in" style:auto-text-indent="false"/>
      <style:text-properties officeooo:rsid="00a5a02a" officeooo:paragraph-rsid="00a5a02a"/>
    </style:style>
    <style:style style:name="P98" style:family="paragraph" style:parent-style-name="normal">
      <style:paragraph-properties fo:margin-left="0.5835in" fo:margin-right="0in" fo:text-indent="0in" style:auto-text-indent="false"/>
      <style:text-properties officeooo:rsid="00ab93d9" officeooo:paragraph-rsid="00ab93d9"/>
    </style:style>
    <style:style style:name="P99" style:family="paragraph" style:parent-style-name="normal">
      <style:paragraph-properties fo:margin-left="0.5835in" fo:margin-right="0in" fo:text-indent="0in" style:auto-text-indent="false"/>
      <style:text-properties officeooo:rsid="00247fcd" officeooo:paragraph-rsid="00247fcd"/>
    </style:style>
    <style:style style:name="P100" style:family="paragraph" style:parent-style-name="normal">
      <style:paragraph-properties fo:margin-left="0.5835in" fo:margin-right="0in" fo:text-indent="0in" style:auto-text-indent="false"/>
      <style:text-properties officeooo:rsid="00264a2e" officeooo:paragraph-rsid="00adfb91"/>
    </style:style>
    <style:style style:name="P101" style:family="paragraph" style:parent-style-name="normal">
      <style:paragraph-properties fo:margin-left="0.5835in" fo:margin-right="0in" fo:text-indent="0in" style:auto-text-indent="false"/>
      <style:text-properties officeooo:rsid="00b44fce" officeooo:paragraph-rsid="00b4ef93"/>
    </style:style>
    <style:style style:name="P102" style:family="paragraph" style:parent-style-name="normal">
      <style:paragraph-properties fo:margin-left="0.5835in" fo:margin-right="0in" fo:text-indent="0in" style:auto-text-indent="false"/>
      <style:text-properties officeooo:rsid="00b4ef93" officeooo:paragraph-rsid="00b4ef93"/>
    </style:style>
    <style:style style:name="P103" style:family="paragraph" style:parent-style-name="normal">
      <style:paragraph-properties fo:margin-left="0.5835in" fo:margin-right="0in" fo:text-indent="0in" style:auto-text-indent="false"/>
      <style:text-properties officeooo:rsid="00d91290" officeooo:paragraph-rsid="00d91290"/>
    </style:style>
    <style:style style:name="P104" style:family="paragraph" style:parent-style-name="normal">
      <style:paragraph-properties fo:margin-left="0.2917in" fo:margin-right="0in" fo:text-indent="0in" style:auto-text-indent="false"/>
      <style:text-properties officeooo:rsid="005047f3" officeooo:paragraph-rsid="005047f3"/>
    </style:style>
    <style:style style:name="P105" style:family="paragraph" style:parent-style-name="normal">
      <style:paragraph-properties fo:margin-left="0.2917in" fo:margin-right="0in" fo:text-indent="0in" style:auto-text-indent="false"/>
      <style:text-properties officeooo:rsid="005305ac" officeooo:paragraph-rsid="005305ac"/>
    </style:style>
    <style:style style:name="P106" style:family="paragraph" style:parent-style-name="normal">
      <style:paragraph-properties fo:margin-left="0.2917in" fo:margin-right="0in" fo:text-indent="0in" style:auto-text-indent="false"/>
      <style:text-properties officeooo:rsid="005452fd" officeooo:paragraph-rsid="005452fd"/>
    </style:style>
    <style:style style:name="P107" style:family="paragraph" style:parent-style-name="normal">
      <style:paragraph-properties fo:margin-left="0.2917in" fo:margin-right="0in" fo:text-indent="0in" style:auto-text-indent="false"/>
      <style:text-properties officeooo:rsid="009043f2" officeooo:paragraph-rsid="009043f2"/>
    </style:style>
    <style:style style:name="P108" style:family="paragraph" style:parent-style-name="normal">
      <style:paragraph-properties fo:margin-left="0.8752in" fo:margin-right="0in" fo:text-indent="0in" style:auto-text-indent="false"/>
      <style:text-properties officeooo:rsid="004ef63e" officeooo:paragraph-rsid="004ef63e"/>
    </style:style>
    <style:style style:name="P109" style:family="paragraph" style:parent-style-name="normal">
      <style:paragraph-properties fo:margin-left="0.8752in" fo:margin-right="0in" fo:text-indent="0in" style:auto-text-indent="false"/>
      <style:text-properties style:text-underline-style="none" officeooo:rsid="005a8cdc" officeooo:paragraph-rsid="005a8cdc"/>
    </style:style>
    <style:style style:name="P110" style:family="paragraph" style:parent-style-name="normal">
      <style:paragraph-properties fo:margin-left="0.8752in" fo:margin-right="0in" fo:text-indent="0in" style:auto-text-indent="false"/>
      <style:text-properties officeooo:rsid="0090772c" officeooo:paragraph-rsid="0090772c"/>
    </style:style>
    <style:style style:name="P111" style:family="paragraph" style:parent-style-name="normal">
      <style:paragraph-properties fo:margin-left="0.8752in" fo:margin-right="0in" fo:text-indent="0in" style:auto-text-indent="false"/>
      <style:text-properties officeooo:rsid="00be4563" officeooo:paragraph-rsid="00be4563"/>
    </style:style>
    <style:style style:name="P112" style:family="paragraph" style:parent-style-name="normal">
      <style:paragraph-properties fo:margin-left="0.8752in" fo:margin-right="0in" fo:text-indent="0in" style:auto-text-indent="false"/>
      <style:text-properties officeooo:rsid="00be4563" officeooo:paragraph-rsid="00be91e5"/>
    </style:style>
    <style:style style:name="P113" style:family="paragraph" style:parent-style-name="normal">
      <style:paragraph-properties fo:margin-left="0.8752in" fo:margin-right="0in" fo:text-indent="0in" style:auto-text-indent="false"/>
      <style:text-properties officeooo:rsid="00be91e5" officeooo:paragraph-rsid="00be91e5"/>
    </style:style>
    <style:style style:name="P114" style:family="paragraph" style:parent-style-name="normal">
      <style:paragraph-properties fo:margin-left="0.8752in" fo:margin-right="0in" fo:text-indent="0in" style:auto-text-indent="false"/>
      <style:text-properties officeooo:rsid="00be91e5" officeooo:paragraph-rsid="00bef55b"/>
    </style:style>
    <style:style style:name="P115" style:family="paragraph" style:parent-style-name="normal">
      <style:paragraph-properties fo:margin-left="0.8752in" fo:margin-right="0in" fo:text-indent="0in" style:auto-text-indent="false"/>
      <style:text-properties officeooo:rsid="00be91e5" officeooo:paragraph-rsid="00c14fef"/>
    </style:style>
    <style:style style:name="P116" style:family="paragraph" style:parent-style-name="normal">
      <style:paragraph-properties fo:margin-left="0.8752in" fo:margin-right="0in" fo:text-indent="0in" style:auto-text-indent="false"/>
      <style:text-properties officeooo:rsid="00be91e5" officeooo:paragraph-rsid="00c71ea7"/>
    </style:style>
    <style:style style:name="P117" style:family="paragraph" style:parent-style-name="normal">
      <style:paragraph-properties fo:margin-left="0.8752in" fo:margin-right="0in" fo:text-indent="0in" style:auto-text-indent="false"/>
      <style:text-properties officeooo:rsid="00be91e5" officeooo:paragraph-rsid="00d101eb"/>
    </style:style>
    <style:style style:name="P118" style:family="paragraph" style:parent-style-name="normal">
      <style:paragraph-properties fo:margin-left="0.8752in" fo:margin-right="0in" fo:text-indent="0in" style:auto-text-indent="false"/>
      <style:text-properties officeooo:rsid="00be91e5" officeooo:paragraph-rsid="00d114a6"/>
    </style:style>
    <style:style style:name="P119" style:family="paragraph" style:parent-style-name="normal">
      <style:paragraph-properties fo:margin-left="0.8752in" fo:margin-right="0in" fo:text-indent="0in" style:auto-text-indent="false"/>
      <style:text-properties officeooo:rsid="00bef55b" officeooo:paragraph-rsid="00bef55b"/>
    </style:style>
    <style:style style:name="P120" style:family="paragraph" style:parent-style-name="normal">
      <style:paragraph-properties fo:margin-left="0.8752in" fo:margin-right="0in" fo:text-indent="0in" style:auto-text-indent="false"/>
      <style:text-properties officeooo:rsid="00c14fef" officeooo:paragraph-rsid="00c14fef"/>
    </style:style>
    <style:style style:name="P121" style:family="paragraph" style:parent-style-name="normal">
      <style:paragraph-properties fo:margin-left="0.8752in" fo:margin-right="0in" fo:text-indent="0in" style:auto-text-indent="false"/>
      <style:text-properties officeooo:rsid="00b5459b" officeooo:paragraph-rsid="00b5459b"/>
    </style:style>
    <style:style style:name="P122" style:family="paragraph" style:parent-style-name="normal">
      <style:paragraph-properties fo:margin-left="0.8752in" fo:margin-right="0in" fo:text-indent="0in" style:auto-text-indent="false"/>
      <style:text-properties fo:color="#ff0000" officeooo:rsid="00bef55b" officeooo:paragraph-rsid="00bef55b"/>
    </style:style>
    <style:style style:name="P123" style:family="paragraph" style:parent-style-name="normal">
      <style:text-properties officeooo:rsid="008b4ef4" officeooo:paragraph-rsid="001f275a" fo:background-color="transparent"/>
    </style:style>
    <style:style style:name="P124" style:family="paragraph" style:parent-style-name="normal">
      <style:text-properties officeooo:rsid="001f275a" officeooo:paragraph-rsid="001f275a" fo:background-color="transparent"/>
    </style:style>
    <style:style style:name="P125" style:family="paragraph" style:parent-style-name="normal">
      <style:text-properties officeooo:rsid="0054c5e5" officeooo:paragraph-rsid="0054c5e5"/>
    </style:style>
    <style:style style:name="P126" style:family="paragraph" style:parent-style-name="normal">
      <style:text-properties officeooo:rsid="0021515b" officeooo:paragraph-rsid="0021515b"/>
    </style:style>
    <style:style style:name="P127" style:family="paragraph" style:parent-style-name="normal">
      <style:text-properties officeooo:rsid="0021fa78" officeooo:paragraph-rsid="002c9246"/>
    </style:style>
    <style:style style:name="P128" style:family="paragraph" style:parent-style-name="normal">
      <style:text-properties officeooo:rsid="002418e3" officeooo:paragraph-rsid="00247fcd"/>
    </style:style>
    <style:style style:name="P129" style:family="paragraph" style:parent-style-name="normal">
      <style:text-properties officeooo:rsid="00247fcd" officeooo:paragraph-rsid="00247fcd"/>
    </style:style>
    <style:style style:name="P130" style:family="paragraph" style:parent-style-name="normal">
      <style:text-properties officeooo:rsid="00d89f69" officeooo:paragraph-rsid="00d89f69"/>
    </style:style>
    <style:style style:name="P131" style:family="paragraph" style:parent-style-name="normal">
      <style:paragraph-properties fo:margin-left="0.8752in" fo:margin-right="0in" fo:text-indent="0in" style:auto-text-indent="false"/>
      <style:text-properties fo:color="#ff0000" officeooo:rsid="00c14fef" officeooo:paragraph-rsid="00c71ea7"/>
    </style:style>
    <style:style style:name="P132" style:family="paragraph" style:parent-style-name="normal">
      <style:paragraph-properties fo:margin-left="0.8752in" fo:margin-right="0in" fo:text-indent="0in" style:auto-text-indent="false"/>
      <style:text-properties officeooo:rsid="00c14fef" officeooo:paragraph-rsid="00c14fef"/>
    </style:style>
    <style:style style:name="P133" style:family="paragraph" style:parent-style-name="normal">
      <style:paragraph-properties fo:margin-left="0in" fo:margin-right="0in" fo:text-indent="0in" style:auto-text-indent="false"/>
      <style:text-properties style:text-underline-style="none" officeooo:rsid="00de7d68" officeooo:paragraph-rsid="00de7d68"/>
    </style:style>
    <style:style style:name="P134" style:family="paragraph" style:parent-style-name="normal">
      <style:paragraph-properties fo:margin-left="1.1665in" fo:margin-right="0in" fo:text-indent="0in" style:auto-text-indent="false"/>
      <style:text-properties officeooo:rsid="004ef63e" officeooo:paragraph-rsid="004ef63e"/>
    </style:style>
    <style:style style:name="T1" style:family="text">
      <style:text-properties officeooo:rsid="002c9246"/>
    </style:style>
    <style:style style:name="T2" style:family="text">
      <style:text-properties officeooo:rsid="002c9246"/>
    </style:style>
    <style:style style:name="T3" style:family="text">
      <style:text-properties officeooo:rsid="0019e071"/>
    </style:style>
    <style:style style:name="T4" style:family="text">
      <style:text-properties officeooo:rsid="001be4d3"/>
    </style:style>
    <style:style style:name="T5" style:family="text">
      <style:text-properties officeooo:rsid="001c6057"/>
    </style:style>
    <style:style style:name="T6" style:family="text">
      <style:text-properties officeooo:rsid="0023ce0c"/>
    </style:style>
    <style:style style:name="T7" style:family="text">
      <style:text-properties officeooo:rsid="002418e3"/>
    </style:style>
    <style:style style:name="T8" style:family="text">
      <style:text-properties officeooo:rsid="00264a2e"/>
    </style:style>
    <style:style style:name="T9" style:family="text">
      <style:text-properties officeooo:rsid="00270789"/>
    </style:style>
    <style:style style:name="T10" style:family="text">
      <style:text-properties officeooo:rsid="002b49e5"/>
    </style:style>
    <style:style style:name="T11" style:family="text">
      <style:text-properties officeooo:rsid="0030a866"/>
    </style:style>
    <style:style style:name="T12" style:family="text">
      <style:text-properties officeooo:rsid="00339138"/>
    </style:style>
    <style:style style:name="T13" style:family="text">
      <style:text-properties officeooo:rsid="00347d7e"/>
    </style:style>
    <style:style style:name="T14" style:family="text">
      <style:text-properties officeooo:rsid="003a1a6f"/>
    </style:style>
    <style:style style:name="T15" style:family="text">
      <style:text-properties officeooo:rsid="003d281f"/>
    </style:style>
    <style:style style:name="T16" style:family="text">
      <style:text-properties officeooo:rsid="003d5ae7"/>
    </style:style>
    <style:style style:name="T17" style:family="text">
      <style:text-properties officeooo:rsid="003e65c2"/>
    </style:style>
    <style:style style:name="T18" style:family="text">
      <style:text-properties officeooo:rsid="004158b5"/>
    </style:style>
    <style:style style:name="T19" style:family="text">
      <style:text-properties officeooo:rsid="0043b2d5"/>
    </style:style>
    <style:style style:name="T20" style:family="text">
      <style:text-properties officeooo:rsid="004b83bd"/>
    </style:style>
    <style:style style:name="T21" style:family="text">
      <style:text-properties officeooo:rsid="004c401f"/>
    </style:style>
    <style:style style:name="T22" style:family="text">
      <style:text-properties officeooo:rsid="005047f3"/>
    </style:style>
    <style:style style:name="T23" style:family="text">
      <style:text-properties officeooo:rsid="0051e3b2"/>
    </style:style>
    <style:style style:name="T24" style:family="text">
      <style:text-properties officeooo:rsid="005452fd"/>
    </style:style>
    <style:style style:name="T25" style:family="text">
      <style:text-properties officeooo:rsid="0054c5e5"/>
    </style:style>
    <style:style style:name="T26" style:family="text">
      <style:text-properties fo:color="#000000" style:font-name="Times New Roman" fo:font-size="12pt" style:font-name-asian="Times New Roman1" style:font-size-asian="12pt" style:font-name-complex="Times New Roman1"/>
    </style:style>
    <style:style style:name="T27" style:family="text">
      <style:text-properties fo:color="#000000" style:font-name="Times New Roman" fo:font-size="12pt" officeooo:rsid="008e8ad6" style:font-name-asian="Times New Roman1" style:font-size-asian="12pt" style:font-name-complex="Times New Roman1"/>
    </style:style>
    <style:style style:name="T28" style:family="text">
      <style:text-properties fo:color="#000000" style:font-name="Times New Roman" fo:font-size="12pt" officeooo:rsid="005a8cdc" style:font-name-asian="Times New Roman1" style:font-size-asian="12pt" style:font-name-complex="Times New Roman1"/>
    </style:style>
    <style:style style:name="T29" style:family="text">
      <style:text-properties fo:color="#000000" style:font-name="Times New Roman" fo:font-size="12pt" officeooo:rsid="00957c5b" style:font-name-asian="Times New Roman1" style:font-size-asian="12pt" style:font-name-complex="Times New Roman1"/>
    </style:style>
    <style:style style:name="T30" style:family="text">
      <style:text-properties officeooo:rsid="005a8cdc"/>
    </style:style>
    <style:style style:name="T31" style:family="text">
      <style:text-properties officeooo:rsid="008bd008"/>
    </style:style>
    <style:style style:name="T32" style:family="text">
      <style:text-properties officeooo:rsid="008e8ad6"/>
    </style:style>
    <style:style style:name="T33" style:family="text">
      <style:text-properties officeooo:rsid="009043f2"/>
    </style:style>
    <style:style style:name="T34" style:family="text">
      <style:text-properties officeooo:rsid="00957c5b"/>
    </style:style>
    <style:style style:name="T35" style:family="text">
      <style:text-properties officeooo:rsid="009c00db"/>
    </style:style>
    <style:style style:name="T36" style:family="text">
      <style:text-properties officeooo:rsid="009dc95d"/>
    </style:style>
    <style:style style:name="T37" style:family="text">
      <style:text-properties officeooo:rsid="00a031e7"/>
    </style:style>
    <style:style style:name="T38" style:family="text">
      <style:text-properties officeooo:rsid="00a08320"/>
    </style:style>
    <style:style style:name="T39" style:family="text">
      <style:text-properties officeooo:rsid="00a0be72"/>
    </style:style>
    <style:style style:name="T40" style:family="text">
      <style:text-properties officeooo:rsid="00a36ecc"/>
    </style:style>
    <style:style style:name="T41" style:family="text">
      <style:text-properties officeooo:rsid="00a43909"/>
    </style:style>
    <style:style style:name="T42" style:family="text">
      <style:text-properties officeooo:rsid="00a76ed8"/>
    </style:style>
    <style:style style:name="T43" style:family="text">
      <style:text-properties officeooo:rsid="00ab93d9"/>
    </style:style>
    <style:style style:name="T44" style:family="text">
      <style:text-properties officeooo:rsid="00ad114f"/>
    </style:style>
    <style:style style:name="T45" style:family="text">
      <style:text-properties officeooo:rsid="00afae4b"/>
    </style:style>
    <style:style style:name="T46" style:family="text">
      <style:text-properties officeooo:rsid="00b0e84a"/>
    </style:style>
    <style:style style:name="T47" style:family="text">
      <style:text-properties officeooo:rsid="00b4ef93"/>
    </style:style>
    <style:style style:name="T48" style:family="text">
      <style:text-properties officeooo:rsid="00b5817b"/>
    </style:style>
    <style:style style:name="T49" style:family="text">
      <style:text-properties officeooo:rsid="00be91e5"/>
    </style:style>
    <style:style style:name="T50" style:family="text">
      <style:text-properties officeooo:rsid="00c0e6a1"/>
    </style:style>
    <style:style style:name="T51" style:family="text">
      <style:text-properties officeooo:rsid="00c14fef"/>
    </style:style>
    <style:style style:name="T52" style:family="text">
      <style:text-properties officeooo:rsid="00c1b456"/>
    </style:style>
    <style:style style:name="T53" style:family="text">
      <style:text-properties officeooo:rsid="00c2d902"/>
    </style:style>
    <style:style style:name="T54" style:family="text">
      <style:text-properties officeooo:rsid="00c3d0f4"/>
    </style:style>
    <style:style style:name="T55" style:family="text">
      <style:text-properties fo:color="#ff0000" officeooo:rsid="00c14fef"/>
    </style:style>
    <style:style style:name="T56" style:family="text">
      <style:text-properties fo:color="#ff0000" officeooo:rsid="00c1b456"/>
    </style:style>
    <style:style style:name="T57" style:family="text">
      <style:text-properties officeooo:rsid="00cc3a52"/>
    </style:style>
    <style:style style:name="T58" style:family="text">
      <style:text-properties officeooo:rsid="00cdfbcb"/>
    </style:style>
    <style:style style:name="T59" style:family="text">
      <style:text-properties officeooo:rsid="00d101eb"/>
    </style:style>
    <style:style style:name="T60" style:family="text">
      <style:text-properties officeooo:rsid="00d7659f"/>
    </style:style>
    <style:style style:name="T61" style:family="text">
      <style:text-properties officeooo:rsid="00d86dc5"/>
    </style:style>
    <style:style style:name="T62" style:family="text">
      <style:text-properties officeooo:rsid="00dbbed6"/>
    </style:style>
    <style:style style:name="T63" style:family="text">
      <style:text-properties officeooo:rsid="00df1c36"/>
    </style:style>
  </office:automatic-styles>
  <office:body>
    <office:text text:use-soft-page-breaks="true">
      <text:tracked-changes>
        <text:changed-region xml:id="ct55850208" text:id="ct55850208">
          <text:insertion>
            <office:change-info>
              <dc:creator>Eduardo Grosclaude</dc:creator>
              <dc:date>2014-07-14T08:00:00</dc:date>
            </office:change-info>
          </text:insertion>
        </text:changed-region>
        <text:changed-region xml:id="ct55850400" text:id="ct55850400">
          <text:deletion>
            <office:change-info>
              <dc:creator>Autor desconocido</dc:creator>
              <dc:date>2014-09-18T14:02:00</dc:date>
            </office:change-info>
            <text:p text:style-name="P1">r una subsección aparte.AQUI HAY QUE INSERTAR UN POCO DE MARCO TEORICO DE OPTIMIZACION, POR QUÉ SE VA A SEGUIR EL PROCESO QUE SE SIGUE (hacer todas las citas de Garg &amp;co. que haga falta con gráficos, etc). Puede lleva</text:p>
          </text:deletion>
        </text:changed-region>
        <text:changed-region xml:id="ct55850752" text:id="ct55850752">
          <text:insertion>
            <office:change-info>
              <dc:creator>Autor desconocido</dc:creator>
              <dc:date>2014-09-18T14:03:00</dc:date>
            </office:change-info>
          </text:insertion>
        </text:changed-region>
        <text:changed-region xml:id="ct55850992" text:id="ct55850992">
          <text:deletion>
            <office:change-info>
              <dc:creator>Eduardo Grosclaude</dc:creator>
              <dc:date>2014-07-14T08:01:00</dc:date>
            </office:change-info>
            <text:p text:style-name="P2">la herramienta gprof </text:p>
          </text:deletion>
        </text:changed-region>
        <text:changed-region xml:id="ct55847488" text:id="ct55847488">
          <text:insertion>
            <office:change-info>
              <dc:creator>Eduardo Grosclaude</dc:creator>
              <dc:date>2014-07-14T08:01:00</dc:date>
            </office:change-info>
          </text:insertion>
        </text:changed-region>
        <text:changed-region xml:id="ct55851600" text:id="ct55851600">
          <text:deletion>
            <office:change-info>
              <dc:creator>Eduardo Grosclaude</dc:creator>
              <dc:date>2014-07-14T08:02:00</dc:date>
            </office:change-info>
            <text:p text:style-name="P2">veremos </text:p>
          </text:deletion>
        </text:changed-region>
        <text:changed-region xml:id="ct55852064" text:id="ct55852064">
          <text:insertion>
            <office:change-info>
              <dc:creator>Eduardo Grosclaude</dc:creator>
              <dc:date>2014-07-14T08:02:00</dc:date>
            </office:change-info>
          </text:insertion>
        </text:changed-region>
        <text:changed-region xml:id="ct55851792" text:id="ct55851792">
          <text:deletion>
            <office:change-info>
              <dc:creator>Autor desconocido</dc:creator>
              <dc:date>2014-09-15T21:18:00</dc:date>
            </office:change-info>
            <text:p text:style-name="P3"/>
            <text:p text:style-name="P4"/>
          </text:deletion>
        </text:changed-region>
        <text:changed-region xml:id="ct55854432" text:id="ct55854432">
          <text:insertion>
            <office:change-info>
              <dc:creator>Autor desconocido</dc:creator>
              <dc:date>2014-09-18T14:04:00</dc:date>
            </office:change-info>
          </text:insertion>
        </text:changed-region>
        <text:changed-region xml:id="ct55855472" text:id="ct55855472">
          <text:deletion>
            <office:change-info>
              <dc:creator>Autor desconocido</dc:creator>
              <dc:date>2014-09-18T14:05:00</dc:date>
            </office:change-info>
            <text:p text:style-name="P5"><text:span text:style-name="T1">Garg y Sharapov [ref Techniques for Optimizing Apps: HPC]</text:span></text:p>
          </text:deletion>
        </text:changed-region>
        <text:changed-region xml:id="ct55853568" text:id="ct55853568">
          <text:insertion>
            <office:change-info>
              <dc:creator>Autor desconocido</dc:creator>
              <dc:date>2014-09-18T14:05:00</dc:date>
            </office:change-info>
          </text:insertion>
        </text:changed-region>
        <text:changed-region xml:id="ct55854624" text:id="ct55854624">
          <text:deletion>
            <office:change-info>
              <dc:creator>Autor desconocido</dc:creator>
              <dc:date>2014-09-18T14:06:00</dc:date>
            </office:change-info>
            <text:p text:style-name="P6">para definirlos</text:p>
          </text:deletion>
        </text:changed-region>
        <text:changed-region xml:id="ct55845424" text:id="ct55845424">
          <text:insertion>
            <office:change-info>
              <dc:creator>Autor desconocido</dc:creator>
              <dc:date>2014-09-18T14:06:00</dc:date>
            </office:change-info>
          </text:insertion>
        </text:changed-region>
        <text:changed-region xml:id="ct55862416" text:id="ct55862416">
          <text:insertion>
            <office:change-info>
              <dc:creator>Autor desconocido</dc:creator>
              <dc:date>2014-09-18T14:08:00</dc:date>
            </office:change-info>
          </text:insertion>
        </text:changed-region>
        <text:changed-region xml:id="ct55862608" text:id="ct55862608">
          <text:insertion>
            <office:change-info>
              <dc:creator>Autor desconocido</dc:creator>
              <dc:date>2014-09-18T14:09:00</dc:date>
            </office:change-info>
          </text:insertion>
        </text:changed-region>
        <text:changed-region xml:id="ct55852928" text:id="ct55852928">
          <text:insertion>
            <office:change-info>
              <dc:creator>Autor desconocido</dc:creator>
              <dc:date>2014-09-18T14:10:00</dc:date>
            </office:change-info>
          </text:insertion>
        </text:changed-region>
        <text:changed-region xml:id="ct55859856" text:id="ct55859856">
          <text:deletion>
            <office:change-info>
              <dc:creator>Autor desconocido</dc:creator>
              <dc:date>2014-09-18T14:11:00</dc:date>
            </office:change-info>
            <text:p text:style-name="P7">se mantienen</text:p>
          </text:deletion>
        </text:changed-region>
        <text:changed-region xml:id="ct55860048" text:id="ct55860048">
          <text:deletion>
            <office:change-info>
              <dc:creator>Autor desconocido</dc:creator>
              <dc:date>2014-09-18T14:12:00</dc:date>
            </office:change-info>
            <text:p text:style-name="P7">cual </text:p>
          </text:deletion>
        </text:changed-region>
        <text:changed-region xml:id="ct55860368" text:id="ct55860368">
          <text:insertion>
            <office:change-info>
              <dc:creator>Autor desconocido</dc:creator>
              <dc:date>2014-09-18T14:12:00</dc:date>
            </office:change-info>
          </text:insertion>
        </text:changed-region>
        <text:changed-region xml:id="ct55858928" text:id="ct55858928">
          <text:insertion>
            <office:change-info>
              <dc:creator>Autor desconocido</dc:creator>
              <dc:date>2014-09-18T14:12:00</dc:date>
            </office:change-info>
          </text:insertion>
        </text:changed-region>
        <text:changed-region xml:id="ct55805264" text:id="ct55805264">
          <text:insertion>
            <office:change-info>
              <dc:creator>Autor desconocido</dc:creator>
              <dc:date>2014-09-23T19:45:00</dc:date>
            </office:change-info>
          </text:insertion>
        </text:changed-region>
        <text:changed-region xml:id="ct55806768" text:id="ct55806768">
          <text:insertion>
            <office:change-info>
              <dc:creator>Autor desconocido</dc:creator>
              <dc:date>2014-09-23T19:56:00</dc:date>
            </office:change-info>
          </text:insertion>
        </text:changed-region>
        <text:changed-region xml:id="ct55859120" text:id="ct55859120">
          <text:insertion>
            <office:change-info>
              <dc:creator>Autor desconocido</dc:creator>
              <dc:date>2014-09-23T19:57:00</dc:date>
            </office:change-info>
          </text:insertion>
        </text:changed-region>
        <text:changed-region xml:id="ct55858512" text:id="ct55858512">
          <text:insertion>
            <office:change-info>
              <dc:creator>Autor desconocido</dc:creator>
              <dc:date>2014-09-23T20:01:00</dc:date>
            </office:change-info>
          </text:insertion>
        </text:changed-region>
        <text:changed-region xml:id="ct55865776" text:id="ct55865776">
          <text:insertion>
            <office:change-info>
              <dc:creator>Autor desconocido</dc:creator>
              <dc:date>2014-09-23T19:58:00</dc:date>
            </office:change-info>
          </text:insertion>
        </text:changed-region>
        <text:changed-region xml:id="ct55865968" text:id="ct55865968">
          <text:insertion>
            <office:change-info>
              <dc:creator>Autor desconocido</dc:creator>
              <dc:date>2014-09-23T19:59:00</dc:date>
            </office:change-info>
          </text:insertion>
        </text:changed-region>
        <text:changed-region xml:id="ct55866160" text:id="ct55866160">
          <text:insertion>
            <office:change-info>
              <dc:creator>Autor desconocido</dc:creator>
              <dc:date>2014-09-23T20:00:00</dc:date>
            </office:change-info>
          </text:insertion>
        </text:changed-region>
        <text:changed-region xml:id="ct55866352" text:id="ct55866352">
          <text:insertion>
            <office:change-info>
              <dc:creator>Autor desconocido</dc:creator>
              <dc:date>2014-09-23T20:01:00</dc:date>
            </office:change-info>
          </text:insertion>
        </text:changed-region>
        <text:changed-region xml:id="ct55866544" text:id="ct55866544">
          <text:insertion>
            <office:change-info>
              <dc:creator>Autor desconocido</dc:creator>
              <dc:date>2014-09-23T20:03:00</dc:date>
            </office:change-info>
          </text:insertion>
        </text:changed-region>
        <text:changed-region xml:id="ct55866736" text:id="ct55866736">
          <text:insertion>
            <office:change-info>
              <dc:creator>Autor desconocido</dc:creator>
              <dc:date>2014-09-23T20:04:00</dc:date>
            </office:change-info>
          </text:insertion>
        </text:changed-region>
        <text:changed-region xml:id="ct55810576" text:id="ct55810576">
          <text:format-change>
            <office:change-info>
              <dc:creator>Autor desconocido</dc:creator>
              <dc:date>2014-09-23T19:56:00</dc:date>
            </office:change-info>
          </text:format-change>
        </text:changed-region>
        <text:changed-region xml:id="ct55871568" text:id="ct55871568">
          <text:insertion>
            <office:change-info>
              <dc:creator>Autor desconocido</dc:creator>
              <dc:date>2014-09-16T12:26:00</dc:date>
            </office:change-info>
          </text:insertion>
        </text:changed-region>
        <text:changed-region xml:id="ct55874320" text:id="ct55874320">
          <text:insertion>
            <office:change-info>
              <dc:creator>Autor desconocido</dc:creator>
              <dc:date>2014-09-16T12:27:00</dc:date>
            </office:change-info>
          </text:insertion>
        </text:changed-region>
        <text:changed-region xml:id="ct55877728" text:id="ct55877728">
          <text:deletion>
            <office:change-info>
              <dc:creator>Autor desconocido</dc:creator>
              <dc:date>2014-09-19T11:39:00</dc:date>
            </office:change-info>
            <text:p text:style-name="P8">–---Mostrar análisis de circulac donde se escriben coefg.tmp y cindg.tmp. Análisis de los “bucles” do que generan los archivos que nos decantan por arrays de “real*8” con npan posiciones.</text:p>
          </text:deletion>
        </text:changed-region>
        <text:changed-region xml:id="ct55876992" text:id="ct55876992">
          <text:insertion>
            <office:change-info>
              <dc:creator>Unknown Author</dc:creator>
              <dc:date>2014-07-14T21:18:00</dc:date>
            </office:change-info>
          </text:insertion>
        </text:changed-region>
        <text:changed-region xml:id="ct55876496" text:id="ct55876496">
          <text:insertion>
            <office:change-info>
              <dc:creator>Unknown Author</dc:creator>
              <dc:date>2014-07-14T21:19:00</dc:date>
            </office:change-info>
          </text:insertion>
        </text:changed-region>
        <text:changed-region xml:id="ct55876688" text:id="ct55876688">
          <text:insertion>
            <office:change-info>
              <dc:creator>Unknown Author</dc:creator>
              <dc:date>2014-07-14T21:20:00</dc:date>
            </office:change-info>
          </text:insertion>
        </text:changed-region>
        <text:changed-region xml:id="ct55875936" text:id="ct55875936">
          <text:insertion>
            <office:change-info>
              <dc:creator>Unknown Author</dc:creator>
              <dc:date>2014-07-14T21:21:00</dc:date>
            </office:change-info>
          </text:insertion>
        </text:changed-region>
        <text:changed-region xml:id="ct55876128" text:id="ct55876128">
          <text:insertion>
            <office:change-info>
              <dc:creator>Unknown Author</dc:creator>
              <dc:date>2014-07-14T21:22:00</dc:date>
            </office:change-info>
          </text:insertion>
        </text:changed-region>
        <text:changed-region xml:id="ct55877920" text:id="ct55877920">
          <text:insertion>
            <office:change-info>
              <dc:creator>Unknown Author</dc:creator>
              <dc:date>2014-07-14T21:23:00</dc:date>
            </office:change-info>
          </text:insertion>
        </text:changed-region>
        <text:changed-region xml:id="ct55878112" text:id="ct55878112">
          <text:insertion>
            <office:change-info>
              <dc:creator>Unknown Author</dc:creator>
              <dc:date>2014-07-14T21:24:00</dc:date>
            </office:change-info>
          </text:insertion>
        </text:changed-region>
        <text:changed-region xml:id="ct55878304" text:id="ct55878304">
          <text:insertion>
            <office:change-info>
              <dc:creator>Unknown Author</dc:creator>
              <dc:date>2014-07-14T21:25:00</dc:date>
            </office:change-info>
          </text:insertion>
        </text:changed-region>
        <text:changed-region xml:id="ct55878688" text:id="ct55878688">
          <text:insertion>
            <office:change-info>
              <dc:creator>Autor desconocido</dc:creator>
              <dc:date>2014-09-19T11:18:00</dc:date>
            </office:change-info>
          </text:insertion>
        </text:changed-region>
        <text:changed-region xml:id="ct55881296" text:id="ct55881296">
          <text:insertion>
            <office:change-info>
              <dc:creator>Autor desconocido</dc:creator>
              <dc:date>2014-09-19T11:19:00</dc:date>
            </office:change-info>
          </text:insertion>
        </text:changed-region>
        <text:changed-region xml:id="ct55878880" text:id="ct55878880">
          <text:insertion>
            <office:change-info>
              <dc:creator>Autor desconocido</dc:creator>
              <dc:date>2014-09-19T11:18:00</dc:date>
            </office:change-info>
          </text:insertion>
        </text:changed-region>
        <text:changed-region xml:id="ct55881552" text:id="ct55881552">
          <text:insertion>
            <office:change-info>
              <dc:creator>Autor desconocido</dc:creator>
              <dc:date>2014-09-19T11:19:00</dc:date>
            </office:change-info>
          </text:insertion>
        </text:changed-region>
        <text:changed-region xml:id="ct55880352" text:id="ct55880352">
          <text:insertion>
            <office:change-info>
              <dc:creator>Unknown Author</dc:creator>
              <dc:date>2014-07-14T21:26:00</dc:date>
            </office:change-info>
          </text:insertion>
        </text:changed-region>
        <text:changed-region xml:id="ct55813712" text:id="ct55813712">
          <text:insertion>
            <office:change-info>
              <dc:creator>Unknown Author</dc:creator>
              <dc:date>2014-07-14T21:27:00</dc:date>
            </office:change-info>
          </text:insertion>
        </text:changed-region>
        <text:changed-region xml:id="ct55811952" text:id="ct55811952">
          <text:insertion>
            <office:change-info>
              <dc:creator>Unknown Author</dc:creator>
              <dc:date>2014-07-14T21:28:00</dc:date>
            </office:change-info>
          </text:insertion>
        </text:changed-region>
        <text:changed-region xml:id="ct55879776" text:id="ct55879776">
          <text:insertion>
            <office:change-info>
              <dc:creator>Unknown Author</dc:creator>
              <dc:date>2014-07-14T21:28:00</dc:date>
            </office:change-info>
          </text:insertion>
        </text:changed-region>
        <text:changed-region xml:id="ct55883248" text:id="ct55883248">
          <text:insertion>
            <office:change-info>
              <dc:creator>Unknown Author</dc:creator>
              <dc:date>2014-07-14T21:28:00</dc:date>
            </office:change-info>
          </text:insertion>
        </text:changed-region>
        <text:changed-region xml:id="ct55881744" text:id="ct55881744">
          <text:insertion>
            <office:change-info>
              <dc:creator>Unknown Author</dc:creator>
              <dc:date>2014-07-14T21:32:00</dc:date>
            </office:change-info>
          </text:insertion>
        </text:changed-region>
        <text:changed-region xml:id="ct55882544" text:id="ct55882544">
          <text:insertion>
            <office:change-info>
              <dc:creator>Unknown Author</dc:creator>
              <dc:date>2014-07-14T21:43:00</dc:date>
            </office:change-info>
          </text:insertion>
        </text:changed-region>
        <text:changed-region xml:id="ct55884144" text:id="ct55884144">
          <text:insertion>
            <office:change-info>
              <dc:creator>Unknown Author</dc:creator>
              <dc:date>2014-07-14T21:43:00</dc:date>
            </office:change-info>
          </text:insertion>
        </text:changed-region>
        <text:changed-region xml:id="ct55884896" text:id="ct55884896">
          <text:insertion>
            <office:change-info>
              <dc:creator>Unknown Author</dc:creator>
              <dc:date>2014-07-14T21:33:00</dc:date>
            </office:change-info>
          </text:insertion>
        </text:changed-region>
        <text:changed-region xml:id="ct55887888" text:id="ct55887888">
          <text:insertion>
            <office:change-info>
              <dc:creator>Unknown Author</dc:creator>
              <dc:date>2014-07-14T21:33:00</dc:date>
            </office:change-info>
          </text:insertion>
        </text:changed-region>
        <text:changed-region xml:id="ct55889744" text:id="ct55889744">
          <text:insertion>
            <office:change-info>
              <dc:creator>Autor desconocido</dc:creator>
              <dc:date>2014-09-15T21:22:00</dc:date>
            </office:change-info>
          </text:insertion>
        </text:changed-region>
        <text:changed-region xml:id="ct55882192" text:id="ct55882192">
          <text:insertion>
            <office:change-info>
              <dc:creator>Unknown Author</dc:creator>
              <dc:date>2014-07-14T21:33:00</dc:date>
            </office:change-info>
          </text:insertion>
        </text:changed-region>
        <text:changed-region xml:id="ct55884336" text:id="ct55884336">
          <text:insertion>
            <office:change-info>
              <dc:creator>Unknown Author</dc:creator>
              <dc:date>2014-07-14T21:43:00</dc:date>
            </office:change-info>
          </text:insertion>
        </text:changed-region>
        <text:changed-region xml:id="ct55812512" text:id="ct55812512">
          <text:insertion>
            <office:change-info>
              <dc:creator>Unknown Author</dc:creator>
              <dc:date>2014-07-14T21:44:00</dc:date>
            </office:change-info>
          </text:insertion>
        </text:changed-region>
        <text:changed-region xml:id="ct55881936" text:id="ct55881936">
          <text:insertion>
            <office:change-info>
              <dc:creator>Unknown Author</dc:creator>
              <dc:date>2014-07-14T21:45:00</dc:date>
            </office:change-info>
          </text:insertion>
        </text:changed-region>
        <text:changed-region xml:id="ct55884560" text:id="ct55884560">
          <text:insertion>
            <office:change-info>
              <dc:creator>Unknown Author</dc:creator>
              <dc:date>2014-07-14T21:46:00</dc:date>
            </office:change-info>
          </text:insertion>
        </text:changed-region>
        <text:changed-region xml:id="ct55890864" text:id="ct55890864">
          <text:insertion>
            <office:change-info>
              <dc:creator>Autor desconocido</dc:creator>
              <dc:date>2014-09-15T21:30:00</dc:date>
            </office:change-info>
          </text:insertion>
        </text:changed-region>
        <text:changed-region xml:id="ct55816784" text:id="ct55816784">
          <text:insertion>
            <office:change-info>
              <dc:creator>Unknown Author</dc:creator>
              <dc:date>2014-07-14T21:46:00</dc:date>
            </office:change-info>
          </text:insertion>
        </text:changed-region>
        <text:changed-region xml:id="ct55883568" text:id="ct55883568">
          <text:insertion>
            <office:change-info>
              <dc:creator>Unknown Author</dc:creator>
              <dc:date>2014-07-14T21:48:00</dc:date>
            </office:change-info>
          </text:insertion>
        </text:changed-region>
        <text:changed-region xml:id="ct55885088" text:id="ct55885088">
          <text:insertion>
            <office:change-info>
              <dc:creator>Unknown Author</dc:creator>
              <dc:date>2014-07-14T21:49:00</dc:date>
            </office:change-info>
          </text:insertion>
        </text:changed-region>
        <text:changed-region xml:id="ct55816976" text:id="ct55816976">
          <text:insertion>
            <office:change-info>
              <dc:creator>Unknown Author</dc:creator>
              <dc:date>2014-07-14T21:51:00</dc:date>
            </office:change-info>
          </text:insertion>
        </text:changed-region>
        <text:changed-region xml:id="ct55872496" text:id="ct55872496">
          <text:insertion>
            <office:change-info>
              <dc:creator>Unknown Author</dc:creator>
              <dc:date>2014-07-14T21:52:00</dc:date>
            </office:change-info>
          </text:insertion>
        </text:changed-region>
        <text:changed-region xml:id="ct55868640" text:id="ct55868640">
          <text:insertion>
            <office:change-info>
              <dc:creator>Autor desconocido</dc:creator>
              <dc:date>2014-09-15T21:26:00</dc:date>
            </office:change-info>
          </text:insertion>
        </text:changed-region>
        <text:changed-region xml:id="ct55868832" text:id="ct55868832">
          <text:insertion>
            <office:change-info>
              <dc:creator>Unknown Author</dc:creator>
              <dc:date>2014-07-14T21:52:00</dc:date>
            </office:change-info>
          </text:insertion>
        </text:changed-region>
        <text:changed-region xml:id="ct55891856" text:id="ct55891856">
          <text:insertion>
            <office:change-info>
              <dc:creator>Autor desconocido</dc:creator>
              <dc:date>2014-09-15T21:26:00</dc:date>
            </office:change-info>
          </text:insertion>
        </text:changed-region>
        <text:changed-region xml:id="ct55882880" text:id="ct55882880">
          <text:insertion>
            <office:change-info>
              <dc:creator>Autor desconocido</dc:creator>
              <dc:date>2014-09-15T21:27:00</dc:date>
            </office:change-info>
          </text:insertion>
        </text:changed-region>
        <text:changed-region xml:id="ct55892048" text:id="ct55892048">
          <text:insertion>
            <office:change-info>
              <dc:creator>Unknown Author</dc:creator>
              <dc:date>2014-07-14T21:52:00</dc:date>
            </office:change-info>
          </text:insertion>
        </text:changed-region>
        <text:changed-region xml:id="ct55885776" text:id="ct55885776">
          <text:insertion>
            <office:change-info>
              <dc:creator>Autor desconocido</dc:creator>
              <dc:date>2014-09-15T21:27:00</dc:date>
            </office:change-info>
          </text:insertion>
        </text:changed-region>
        <text:changed-region xml:id="ct55886208" text:id="ct55886208">
          <text:insertion>
            <office:change-info>
              <dc:creator>Unknown Author</dc:creator>
              <dc:date>2014-07-14T21:52:00</dc:date>
            </office:change-info>
          </text:insertion>
        </text:changed-region>
        <text:changed-region xml:id="ct55886816" text:id="ct55886816">
          <text:insertion>
            <office:change-info>
              <dc:creator>Autor desconocido</dc:creator>
              <dc:date>2014-09-15T21:27:00</dc:date>
            </office:change-info>
          </text:insertion>
        </text:changed-region>
        <text:changed-region xml:id="ct55887008" text:id="ct55887008">
          <text:insertion>
            <office:change-info>
              <dc:creator>Unknown Author</dc:creator>
              <dc:date>2014-07-14T21:52:00</dc:date>
            </office:change-info>
          </text:insertion>
        </text:changed-region>
        <text:changed-region xml:id="ct55886400" text:id="ct55886400">
          <text:insertion>
            <office:change-info>
              <dc:creator>Autor desconocido</dc:creator>
              <dc:date>2014-09-15T21:27:00</dc:date>
            </office:change-info>
          </text:insertion>
        </text:changed-region>
        <text:changed-region xml:id="ct55892880" text:id="ct55892880">
          <text:insertion>
            <office:change-info>
              <dc:creator>Autor desconocido</dc:creator>
              <dc:date>2014-09-15T21:28:00</dc:date>
            </office:change-info>
          </text:insertion>
        </text:changed-region>
        <text:changed-region xml:id="ct55893072" text:id="ct55893072">
          <text:insertion>
            <office:change-info>
              <dc:creator>Unknown Author</dc:creator>
              <dc:date>2014-07-14T21:53:00</dc:date>
            </office:change-info>
          </text:insertion>
        </text:changed-region>
        <text:changed-region xml:id="ct55893264" text:id="ct55893264">
          <text:insertion>
            <office:change-info>
              <dc:creator>Autor desconocido</dc:creator>
              <dc:date>2014-09-15T21:28:00</dc:date>
            </office:change-info>
          </text:insertion>
        </text:changed-region>
        <text:changed-region xml:id="ct55893456" text:id="ct55893456">
          <text:insertion>
            <office:change-info>
              <dc:creator>Unknown Author</dc:creator>
              <dc:date>2014-07-14T21:53:00</dc:date>
            </office:change-info>
          </text:insertion>
        </text:changed-region>
        <text:changed-region xml:id="ct55893936" text:id="ct55893936">
          <text:insertion>
            <office:change-info>
              <dc:creator>Autor desconocido</dc:creator>
              <dc:date>2014-09-15T21:28:00</dc:date>
            </office:change-info>
          </text:insertion>
        </text:changed-region>
        <text:changed-region xml:id="ct55894128" text:id="ct55894128">
          <text:insertion>
            <office:change-info>
              <dc:creator>Unknown Author</dc:creator>
              <dc:date>2014-07-14T21:53:00</dc:date>
            </office:change-info>
          </text:insertion>
        </text:changed-region>
        <text:changed-region xml:id="ct55889280" text:id="ct55889280">
          <text:insertion>
            <office:change-info>
              <dc:creator>Autor desconocido</dc:creator>
              <dc:date>2014-09-15T21:31:00</dc:date>
            </office:change-info>
          </text:insertion>
        </text:changed-region>
        <text:changed-region xml:id="ct55892592" text:id="ct55892592">
          <text:insertion>
            <office:change-info>
              <dc:creator>Autor desconocido</dc:creator>
              <dc:date>2014-09-15T21:32:00</dc:date>
            </office:change-info>
          </text:insertion>
        </text:changed-region>
        <text:changed-region xml:id="ct55889936" text:id="ct55889936">
          <text:insertion>
            <office:change-info>
              <dc:creator>Autor desconocido</dc:creator>
              <dc:date>2014-09-15T21:33:00</dc:date>
            </office:change-info>
          </text:insertion>
        </text:changed-region>
        <text:changed-region xml:id="ct55817840" text:id="ct55817840">
          <text:insertion>
            <office:change-info>
              <dc:creator>Autor desconocido</dc:creator>
              <dc:date>2014-09-15T21:36:00</dc:date>
            </office:change-info>
          </text:insertion>
        </text:changed-region>
        <text:changed-region xml:id="ct55818368" text:id="ct55818368">
          <text:insertion>
            <office:change-info>
              <dc:creator>Autor desconocido</dc:creator>
              <dc:date>2014-09-15T21:37:00</dc:date>
            </office:change-info>
          </text:insertion>
        </text:changed-region>
        <text:changed-region xml:id="ct55820416" text:id="ct55820416">
          <text:insertion>
            <office:change-info>
              <dc:creator>Autor desconocido</dc:creator>
              <dc:date>2014-09-15T21:38:00</dc:date>
            </office:change-info>
          </text:insertion>
        </text:changed-region>
        <text:changed-region xml:id="ct55900640" text:id="ct55900640">
          <text:insertion>
            <office:change-info>
              <dc:creator>Autor desconocido</dc:creator>
              <dc:date>2014-09-15T21:40:00</dc:date>
            </office:change-info>
          </text:insertion>
        </text:changed-region>
        <text:changed-region xml:id="ct55903328" text:id="ct55903328">
          <text:insertion>
            <office:change-info>
              <dc:creator>Autor desconocido</dc:creator>
              <dc:date>2014-10-17T11:04:00</dc:date>
            </office:change-info>
          </text:insertion>
        </text:changed-region>
        <text:changed-region xml:id="ct55904128" text:id="ct55904128">
          <text:insertion>
            <office:change-info>
              <dc:creator>Autor desconocido</dc:creator>
              <dc:date>2014-09-15T21:40:00</dc:date>
            </office:change-info>
          </text:insertion>
        </text:changed-region>
        <text:changed-region xml:id="ct55904720" text:id="ct55904720">
          <text:insertion>
            <office:change-info>
              <dc:creator>Autor desconocido</dc:creator>
              <dc:date>2014-10-17T11:05:00</dc:date>
            </office:change-info>
          </text:insertion>
        </text:changed-region>
        <text:changed-region xml:id="ct55902048" text:id="ct55902048">
          <text:insertion>
            <office:change-info>
              <dc:creator>Autor desconocido</dc:creator>
              <dc:date>2014-09-15T21:40:00</dc:date>
            </office:change-info>
          </text:insertion>
        </text:changed-region>
        <text:changed-region xml:id="ct55904320" text:id="ct55904320">
          <text:insertion>
            <office:change-info>
              <dc:creator>Autor desconocido</dc:creator>
              <dc:date>2014-09-23T19:31:00</dc:date>
            </office:change-info>
          </text:insertion>
        </text:changed-region>
        <text:changed-region xml:id="ct55904512" text:id="ct55904512">
          <text:insertion>
            <office:change-info>
              <dc:creator>Autor desconocido</dc:creator>
              <dc:date>2014-09-23T19:33:00</dc:date>
            </office:change-info>
          </text:insertion>
        </text:changed-region>
        <text:changed-region xml:id="ct55906240" text:id="ct55906240">
          <text:insertion>
            <office:change-info>
              <dc:creator>Autor desconocido</dc:creator>
              <dc:date>2014-09-23T19:34:00</dc:date>
            </office:change-info>
          </text:insertion>
        </text:changed-region>
        <text:changed-region xml:id="ct55907136" text:id="ct55907136">
          <text:insertion>
            <office:change-info>
              <dc:creator>Autor desconocido</dc:creator>
              <dc:date>2014-09-23T20:04:00</dc:date>
            </office:change-info>
          </text:insertion>
        </text:changed-region>
        <text:changed-region xml:id="ct55902592" text:id="ct55902592">
          <text:insertion>
            <office:change-info>
              <dc:creator>Autor desconocido</dc:creator>
              <dc:date>2014-09-23T20:22:00</dc:date>
            </office:change-info>
          </text:insertion>
        </text:changed-region>
        <text:changed-region xml:id="ct55907408" text:id="ct55907408">
          <text:insertion>
            <office:change-info>
              <dc:creator>Autor desconocido</dc:creator>
              <dc:date>2014-09-23T20:23:00</dc:date>
            </office:change-info>
          </text:insertion>
        </text:changed-region>
        <text:changed-region xml:id="ct55907600" text:id="ct55907600">
          <text:insertion>
            <office:change-info>
              <dc:creator>Autor desconocido</dc:creator>
              <dc:date>2014-09-23T20:24:00</dc:date>
            </office:change-info>
          </text:insertion>
        </text:changed-region>
        <text:changed-region xml:id="ct55905360" text:id="ct55905360">
          <text:insertion>
            <office:change-info>
              <dc:creator>Autor desconocido</dc:creator>
              <dc:date>2014-09-23T20:25:00</dc:date>
            </office:change-info>
          </text:insertion>
        </text:changed-region>
        <text:changed-region xml:id="ct55823472" text:id="ct55823472">
          <text:insertion>
            <office:change-info>
              <dc:creator>Autor desconocido</dc:creator>
              <dc:date>2014-10-17T11:18:00</dc:date>
            </office:change-info>
          </text:insertion>
        </text:changed-region>
        <text:changed-region xml:id="ct54657456" text:id="ct54657456">
          <text:insertion>
            <office:change-info>
              <dc:creator>Autor desconocido</dc:creator>
              <dc:date>2014-10-17T11:18:00</dc:date>
            </office:change-info>
          </text:insertion>
        </text:changed-region>
        <text:changed-region xml:id="ct54659184" text:id="ct54659184">
          <text:insertion>
            <office:change-info>
              <dc:creator>Autor desconocido</dc:creator>
              <dc:date>2014-10-20T13:32:00</dc:date>
            </office:change-info>
          </text:insertion>
        </text:changed-region>
        <text:changed-region xml:id="ct54661744" text:id="ct54661744">
          <text:insertion>
            <office:change-info>
              <dc:creator>Autor desconocido</dc:creator>
              <dc:date>2014-10-17T11:18:00</dc:date>
            </office:change-info>
          </text:insertion>
        </text:changed-region>
        <text:changed-region xml:id="ct54649504" text:id="ct54649504">
          <text:insertion>
            <office:change-info>
              <dc:creator>Autor desconocido</dc:creator>
              <dc:date>2014-10-17T11:18:00</dc:date>
            </office:change-info>
          </text:insertion>
        </text:changed-region>
        <text:changed-region xml:id="ct54662704" text:id="ct54662704">
          <text:insertion>
            <office:change-info>
              <dc:creator>Autor desconocido</dc:creator>
              <dc:date>2014-10-20T14: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PITULO 3</text:h>
      <text:p text:style-name="P15"/>
      <text:p text:style-name="P15"><text:span text:style-name="T3">O</text:span>ptimización e implementación de multiprocesamiento <text:span text:style-name="T3">con OpenMP</text:span> <text:span text:style-name="T3">en Fortran </text:span>para una aplicación legacy de Dinámica de Fluidos.</text:p>
      <text:p text:style-name="P15"/>
      <text:h text:style-name="Heading_20_2" text:outline-level="2">3.1 Introducción</text:h>
      <text:p text:style-name="P16"/>
      <text:p text:style-name="P17">En <text:span text:style-name="T5">los capítulos anteriores presentamos tanto la problemática por la cual surge la idea y la necesidad de paralelización en la programación, como cuales serían las herramientas a utilizar, en nuestro caso OpenMP bajo Fortran. </text:span></text:p>
      <text:p text:style-name="P20">La elección del lenguaje Fortran es debido a que el usuario de la aplicación utilizada es también su creador, de manera que para hacer lo mas transparente posible el cambio se decide no alterar este aspecto del programa.</text:p>
      <text:p text:style-name="P18">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change-start text:change-id="ct55850208"/></text:p>
      <text:p text:style-name="P1"><text:change-end text:change-id="ct55850208"/><text:change text:change-id="ct55850400"/><text:change-start text:change-id="ct55850752"/><text:s/><text:span text:style-name="T37">Ya agregado como sección en capitulo 2.</text:span><text:change-end text:change-id="ct55850752"/></text:p>
      <text:p text:style-name="P2">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2">También realizaremos un análisis del perfil de ejecución de la aplicación con <text:change text:change-id="ct55850992"/><text:change-start text:change-id="ct55847488"/><text:span text:style-name="T25">una herramienta de perfilado (PARTICULARIZAR LO MAS TARDE POSIBLE) </text:span><text:change-end text:change-id="ct55847488"/>con la cual <text:change text:change-id="ct55851600"/><text:change-start text:change-id="ct55852064"/><text:span text:style-name="T25">identificaremos </text:span><text:change-end text:change-id="ct55852064"/>qu<text:span text:style-name="T25">é</text:span> rutinas son las que m<text:span text:style-name="T25">á</text:span>s tiempo consumen y cu<text:span text:style-name="T25">á</text:span>les son las m<text:span text:style-name="T25">á</text:span>s indicadas para aplicar la paralelización.</text:p>
      <text:p text:style-name="P2">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4"><text:change text:change-id="ct55851792"/></text:p>
      <text:p text:style-name="P16"/>
      <text:h text:style-name="Heading_20_2" text:outline-level="2">3.<text:span text:style-name="T4">2</text:span> Análisis de la aplicación.</text:h>
      <text:p text:style-name="P16"/>
      <text:p text:style-name="P19">-Vista inicial</text:p>
      <text:p text:style-name="P5">Lo primero que <text:span text:style-name="T1">haremos es analizar la aplicación para poder proceder con la optimización de la misma y su paralelización. Como </text:span><text:change-start text:change-id="ct55854432"/><text:span text:style-name="T1">se </text:span><text:change-end text:change-id="ct55854432"/><text:span text:style-name="T1">explicó </text:span><text:change text:change-id="ct55855472"/><text:change-start text:change-id="ct55853568"/><text:span text:style-name="T1"><text:s/>en la sección 2.5</text:span><text:change-end text:change-id="ct55853568"/><text:span text:style-name="T1">, debemos identificar la plataforma en que corre la aplicación (o correrá), determinando versión de SO y arquitectura. La aplicación recibida fue ampliamente utilizada en arquitectura x86 de 32 bits, bajo SO GNU/Linux, específicamente CentOS. Obtuvimos resultados base de comparación de ejecuciones de la </text:span><text:soft-page-break/><text:span text:style-name="T1">aplicación bajo este entorno para tener como referencia, y fue indicado por quien es autor de la aplicación que la misma es totalmente determinística, con lo cual la aplicación con los datos de entrada provistos, debía dar los mismos resultados ejecución tras ejecución.</text:span></text:p>
      <text:p text:style-name="P27">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text:span text:style-name="T31">análisis</text:span> propiamente dicho de la aplicación. </text:p>
      <text:p text:style-name="P21">En nuestro caso, <text:span text:style-name="T6">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22">Contaremos con dos casos de test provistos por el creador de la aplicación, los cuales particularmente se identifican por <text:span text:style-name="T7">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6">Estos valores también definen unas variables globales comunes de la aplicación llamadas “maxir” y “maxio” que se setean a nr+1 y no+1 respectivamente. Los valores están codificados directamente en la aplicación y no se utiliza ningún tipo de constante <text:change text:change-id="ct55854624"/><text:change-start text:change-id="ct55845424"/><text:span text:style-name="T37">que los defina</text:span><text:change-end text:change-id="ct55845424"/>, algo que sería mas adecuado para el tratamiento de dichos valores y para tener un código mas limpio; <text:span text:style-name="T37">esto</text:span> no se modifico y se mantuvo el tratamiento original de los valores para no alterar tanto el código al usuario final. </text:p>
      <text:p text:style-name="P7">La obtención de los valores de entrada para las simulaciones a partir de un archivo de texto tampoco se modificó por lo explicado en el párrafo anterior.</text:p>
      <text:p text:style-name="P21"/>
      <text:h text:style-name="Heading_20_3" text:outline-level="3"><text:span text:style-name="T10">3.2.1 </text:span>Análisis de <text:span text:style-name="T38">perfilado:</text:span> gprof</text:h>
      <text:p text:style-name="P7">Previo a comenzar la optimización lineal realizamos análisis de la aplicación con <text:change-start text:change-id="ct55862416"/><text:span text:style-name="T38">la herramienta de perfilado </text:span><text:change-end text:change-id="ct55862416"/>gprof<text:change-start text:change-id="ct55862608"/>,<text:change-end text:change-id="ct55862608"/> para poder comparar los principales puntos de consumo de tiempo previo a la optimización lineal y luego de la misma<text:change-start text:change-id="ct55852928"/>,<text:change-end text:change-id="ct55852928"/> y ver si <text:change text:change-id="ct55859856"/><text:s/>la tendencia de <text:change text:change-id="ct55860048"/><text:change-start text:change-id="ct55860368"/><text:span text:style-name="T39">a que </text:span><text:change-end text:change-id="ct55860368"/>rutina seleccionar para paralelización<text:change-start text:change-id="ct55858928"/> <text:span text:style-name="T39">se mantiene</text:span><text:change-end text:change-id="ct55858928"/> y además observar si se ve muy alterado el comportamiento de la aplicación con la optimización lineal.</text:p>
      <text:p text:style-name="P7">Los datos obtenidos por gprof en este estado se pueden observar en la figura 3.x</text:p>
      <text:p text:style-name="P7"/>
      <text:p text:style-name="P7"/>
      <text:p text:style-name="P99"><text:span text:style-name="T8">Agregar imagen 3.x</text:span><text:change-start text:change-id="ct55805264"/><text:span text:style-name="T8"> (Dropbox/Tesis/andres_scripts/tesis/oso_fortran/salida.gprof)</text:span><text:change-end text:change-id="ct55805264"/></text:p>
      <text:p text:style-name="P19"/>
      <text:p text:style-name="P23">Como vemos la rutina mas “pesada” de la aplicación resulta ser estela con <text:span text:style-name="T9">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71"><text:change-start text:change-id="ct55806768"/>La <text:change-end text:change-id="ct55806768"/><text:change-start text:change-id="ct55859120"/>salida de la imagen 3.x fue obtenida de un equipo equipado con un procesador AMD con 4 <text:change-end text:change-id="ct55859120"/><text:change-start text:change-id="ct55858512"/>núcleos<text:change-end text:change-id="ct55858512"/><text:change-start text:change-id="ct55865776"/> <text:change-end text:change-id="ct55865776"/><text:change-start text:change-id="ct55865968"/>sobre un hardware estandar. <text:change-end text:change-id="ct55865968"/><text:change-start text:change-id="ct55866160"/>Si realizamos el mismo análisis sobre un procesador Intel dos generaciones mas moderno <text:change-end text:change-id="ct55866160"/><text:change-start text:change-id="ct55866352"/>con la misma cantidad de núcleos pero el doble de hilos de ejecución, obtenemos lo mostrado en la figura 3.x1:</text:p>
      <text:p text:style-name="P71"/>
      <text:p text:style-name="P100">Agregar imagen 3.x1 (tesis/oldone/omg2k14gprof)</text:p>
      <text:p text:style-name="P14"/>
      <text:p text:style-name="P72"><text:change-end text:change-id="ct55866352"/><text:change-start text:change-id="ct55866544"/><text:soft-page-break/>Podemos ver que, si bien los tiempos mejoraron notablemente, la tendencia del programa es aún que su rutína de mas peso sea “estela” seguida por “solgauss” casí en el mismo porcentaje, 7<text:change-end text:change-id="ct55866544"/><text:change-start text:change-id="ct55866736"/>4,26% y 16,84% respectivamente.<text:change-end text:change-id="ct55866736"/></text:p>
      <text:p text:style-name="P19"/>
      <text:p text:style-name="P70"><text:change-start text:change-id="ct55810576"/>-Selección estrategia de optimización<text:change-end text:change-id="ct55810576"/></text:p>
      <text:p text:style-name="P24">Según el siguiente gráfico de <text:span text:style-name="T1">Garg y Sharapov [ref Techniques for Optimizing Apps: HPC] </text:span></text:p>
      <text:p text:style-name="P24"/>
      <text:p text:style-name="P24"><text:tab/><text:tab/><text:tab/><text:tab/>imagen 3.x del pdf de estos muchachos <text:span text:style-name="T11">(figura 1-1, hoja 51 del pdf)</text:span></text:p>
      <text:p text:style-name="P24"/>
      <text:p text:style-name="P24">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25">En las siguientes secciones veremos como realizamos estas dos etapas del proceso para obtener nuestra aplicación de estudio optimizada paralelamente.</text:p>
      <text:p text:style-name="P16"/>
      <text:h text:style-name="Heading_20_2" text:outline-level="2">3.<text:span text:style-name="T4">3</text:span> Optimización lineal del código Fortran.</text:h>
      <text:p text:style-name="P26">Como indican <text:span text:style-name="T1">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2">suponiendo</text:span> además que las librerías propias del compilador están lo suficientemente optimizadas para la plataforma donde se ejecuta.</text:p>
      <text:p text:style-name="P28"/>
      <text:h text:style-name="Heading_20_3" text:outline-level="3">3.3.1 Análisis del acceso a datos de la aplicación</text:h>
      <text:p text:style-name="P28">Al analizar los resultados que arroja la aplicación luego de ser ejecutada se puede ver que maneja muchos archivos en disco tanto de texto como binarios (temporales). Con un simple “ls” en el directorio de la aplicación podemos ver que aparecen <text:span text:style-name="T13">34 archivos TXT, 9 archivos PLT, 5 archivos OUT y por ultimo 8 archivos TMP; no contamos el archivo fuente .for, el ejecutable invisidosExe, ni el archivo con los datos de entrada entvis2f.in ni el que guardamos los datos de gprof invisidosExegprof.</text:span></text:p>
      <text:p text:style-name="P28"/>
      <text:p text:style-name="P88">h4ndr3s@gondolin:~/pruebas/oldone$ ls</text:p>
      <text:p text:style-name="P88">alfa.txt <text:s text:c="3"/><text:tab/>cp2.txt <text:s text:c="5"/><text:tab/>integ1.txt <text:s text:c="8"/><text:tab/><text:tab/>vel02int.txt</text:p>
      <text:p text:style-name="P88">arco.txt <text:s text:c="3"/><text:tab/>cpei.plt <text:s text:c="4"/><text:tab/>integ2.txt <text:s text:c="8"/><text:tab/><text:tab/>vel02pvn.txt</text:p>
      <text:p text:style-name="P88">cindg.tmp <text:s text:c="2"/><text:tab/>cpei.txt <text:s text:c="4"/><text:tab/>invisidos2fin.for <text:s/><text:tab/>velcapae.txt</text:p>
      <text:p text:style-name="P88">circo.txt <text:s text:c="2"/><text:tab/>cr.txt <text:s text:c="6"/><text:tab/>invisidosExe* <text:s text:c="10"/><text:tab/>velcapai.txt</text:p>
      <text:p text:style-name="P88">cix1.tmp <text:s text:c="3"/><text:tab/>entvis2f.in <text:s/><text:tab/>invisidosExegprof <text:s text:c="4"/><text:tab/>velindad.plt</text:p>
      <text:p text:style-name="P88">cix2.tmp <text:s text:c="3"/><text:tab/>estel1.txt <text:s text:c="2"/><text:tab/>palas.plt <text:s text:c="9"/><text:tab/><text:tab/>velindad.txt</text:p>
      <text:p text:style-name="P88">ciy1.tmp <text:s text:c="3"/><text:tab/>estel2.txt <text:s text:c="2"/><text:tab/>palest.plt <text:s text:c="8"/><text:tab/><text:tab/>velpotad.txt</text:p>
      <text:p text:style-name="P88">ciy2.tmp <text:s text:c="3"/><text:tab/>estel3.txt <text:s text:c="2"/><text:tab/>panel.plt <text:s text:c="9"/><text:tab/><text:tab/>velresad.plt</text:p>
      <text:p text:style-name="P88">ciz1.tmp <text:s text:c="3"/><text:tab/>fuerza.plt <text:s text:c="2"/><text:tab/>panel.txt <text:s text:c="9"/><text:tab/><text:tab/>veltotal.txt</text:p>
      <text:p text:style-name="P88">ciz2.tmp <text:s text:c="3"/><text:tab/>fzas.txt <text:s text:c="4"/><text:tab/>pres.plt <text:s text:c="10"/><text:tab/><text:tab/>velxyz.txt</text:p>
      <text:p text:style-name="P88"><text:soft-page-break/>co.txt <text:s text:c="5"/><text:tab/>gama.txt <text:s text:c="4"/><text:tab/>salida2.out <text:s text:c="7"/><text:tab/><text:tab/>vix.txt</text:p>
      <text:p text:style-name="P88">coefg.tmp <text:s text:c="2"/><text:tab/>gdifo.out <text:s text:c="3"/><text:tab/>subr.out <text:s text:c="10"/><text:tab/><text:tab/>viy.txt</text:p>
      <text:p text:style-name="P88">coefp.txt <text:s text:c="2"/><text:tab/>gdifr.out <text:s text:c="3"/><text:tab/>vector.plt <text:s text:c="8"/><text:tab/><text:tab/>viz.txt</text:p>
      <text:p text:style-name="P88">coord.txt <text:s text:c="2"/><text:tab/>gmon.out <text:s text:c="4"/><text:tab/>vel01ext.txt <text:s text:c="6"/><text:tab/><text:tab/>vn.txt</text:p>
      <text:p text:style-name="P88">cp075c.txt <text:s/><text:tab/>go.out <text:s text:c="6"/><text:tab/>vel01int.txt</text:p>
      <text:p text:style-name="P88">cp1.txt <text:s text:c="4"/><text:tab/>gr.out <text:s text:c="6"/><text:tab/>vel02ext.txt</text:p>
      <text:p text:style-name="P28"/>
      <text:p text:style-name="P29">Los archivos en su mayoría tienen tamaños que van desde 8 Kb hasta 2 Mb, pero los archivos TMP pueden pesar varios Mb dependiendo el File System utilizado por el SO <text:span text:style-name="T20">y su configuración particular (tamaño de bloques)</text:span>, viendose 96 Mb en algunos y hasta 192 Mb o mas de 200 Mb <text:span text:style-name="T14">en otros</text:span>. Esto indica un gran volumen de datos que son escritos a, y leidos desde disco por la aplicación.</text:p>
      <text:p text:style-name="P30">En la tabla 3.y podemos ver la correspondencia entre archivo y subrutina que accede al mismo, indicando si escribe, lee, hace ambas cosas <text:span text:style-name="T17">o hace rewind</text:span>. De dicha tabla podemos obtener los archivos que son escritos a disco unicamente y cuales además son leídos por la misma u otras subrutinas.</text:p>
      <text:p text:style-name="P30"/>
      <text:p text:style-name="P30"><text:tab/><text:tab/><text:tab/>Agregar Tabla 3.y de archivos y subrutinas y sus operaciones</text:p>
      <text:p text:style-name="P30"/>
      <text:p text:style-name="P56">Para Fortran los archivos escritos en disco son External Files, pero también podemos llevarlos en Internal Files, que <text:span text:style-name="T19">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información en memoria RAM en lugar de en disco es grande, por lo cual al manejar archivos en memoria para lectura y escritura estamos consiguiendo mejorar la performance de nuestra aplicación.<text:change-start text:change-id="ct55871568"/></text:p>
      <text:p text:style-name="P56"/>
      <text:h text:style-name="Heading_20_3" text:outline-level="3">3.3.2 Optimización por adaptación de archivos externos a i<text:change-end text:change-id="ct55871568"/><text:change-start text:change-id="ct55874320"/>nternos</text:h>
      <text:p text:style-name="P57"><text:change-end text:change-id="ct55874320"/></text:p>
      <text:p text:style-name="P31">Las primeras decisiones tomadas en cuanto a la optimización del código es hacer desaparecer <text:span text:style-name="T15">del código, o demorar,</text:span> la mayor cantidad de archivos que son tanto escritos como leídos por la aplicación <text:span text:style-name="T16">en disco</text:span> durante su instancia de ejecución, de lo cual se desprende que no haremos ningún cambio sobre los archivos que son unicamente escritos por las subrutinas con unas excepciones, el archivo salida2.out y subr.<text:span text:style-name="T14">out que guardan resultados de la ejecución a medida que avanza y lo mostrado en salida estándar respectivamente. Estos archivos se guardaran en Internal Files de Fortran y su escritura se demorara hasta el fin del programa.</text:span></text:p>
      <text:p text:style-name="P32">Luego todo archivo o External File que es escrito y leído durante la ejecución de la aplicación será mantenido por un Internal File, donde solo deberemos cambiar en cada “write”, “read” <text:span text:style-name="T17">y “rewind”</text:span> las referencias al primero por el segundo, <text:span text:style-name="T17">como por ejemplo vemos en la imagen 3.xxx el código previo a la modificación y en la 3.xxy el código ya modificado.</text:span></text:p>
      <text:p text:style-name="P32"/>
      <text:p text:style-name="P33">Imagen 3.xxx mostraría:</text:p>
      <text:p text:style-name="P36"><text:s text:c="6"/>open(unit=15,file='subr.out')</text:p>
      <text:p text:style-name="P36"><text:s text:c="6"/>...</text:p>
      <text:p text:style-name="P35"><text:s text:c="6"/>write(15,1)</text:p>
      <text:p text:style-name="P35"><text:s text:c="6"/>write(6,1)</text:p>
      <text:p text:style-name="P33"/>
      <text:p text:style-name="P34">Imagen 3.xx<text:span text:style-name="T18">y</text:span> mostraría:</text:p>
      <text:p text:style-name="P36"><text:s text:c="6"/>character subrout(500)*60</text:p>
      <text:p text:style-name="P36"><text:s text:c="6"/>...</text:p>
      <text:p text:style-name="P35"><text:s text:c="6"/>write(subrout(nsubr),1)</text:p>
      <text:p text:style-name="P35"><text:soft-page-break/><text:s text:c="6"/>nsubr=nsubr+1</text:p>
      <text:p text:style-name="P35">! <text:s text:c="5"/>write(15,1)</text:p>
      <text:p text:style-name="P35"><text:s text:c="6"/>write(6,1)</text:p>
      <text:p text:style-name="P32"/>
      <text:p text:style-name="P37">Como se ve reemplazamos el archivo “subr.out” representado por el identificador de unidad 15 por el Internal File denominado subrout.</text:p>
      <text:p text:style-name="P36">Un par de aclaraciones sobre las imagenes, como dijimos el External File subr.out sería manejado con un Internal File que como vemos en la declaración de la imagen 3.xxy es un arreglo de 500 cadenas de 60 caracteres como máximo. <text:span text:style-name="T19">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38">En la <text:span text:style-name="T20">tabla </text:span>3.yy vemos como quedan las equivalencias de los External Files y su correspondiente cambio a Internal File.</text:p>
      <text:p text:style-name="P38"/>
      <text:p text:style-name="P36"><text:tab/><text:tab/><text:span text:style-name="T20">Tabla 3.yy con tabla de External a Internal file</text:span></text:p>
      <text:p text:style-name="P37"/>
      <text:p text:style-name="P39">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40">De acuerdo a nuestro listado de funciones y archivos, y al análisis de gprof realizado, procedemos a modificar las subrutinas Solgauss y Circulac que son las que <text:span text:style-name="T21">leen</text:span> y <text:span text:style-name="T21">escriben</text:span> los archivos TMP <text:span text:style-name="T21">respectivamente, archivos </text:span>que consumen la mayor cantidad de espacio en disco de los utilizados por la aplicación.</text:p>
      <text:p text:style-name="P41">Antes de realizar el cambio directamente, debemos analizar que estructura será la mas adecuada para llevar los resultados, ya que los archivos TMP son binarios y sin formato, llevando valores calculados de una subrutina a otra.</text:p>
      <text:p text:style-name="P8"><text:change text:change-id="ct55877728"/></text:p>
      <text:p text:style-name="P42">Seleccionamos primero los archivos coefg.tmp y cindg.tmp (definidos como units 40 y 41 <text:span text:style-name="T23">respectivamente </text:span>al principio de la aplicación) ya que son los mas pequeños de todos los archivos tipo TMP. Como observamos en la tabla 3.y los archivos mencionados son escritos en la subrutina “circulac” y leidos en “solgauss” (además de los rewind).<text:change-start text:change-id="ct55876992"/></text:p>
      <text:p text:style-name="P45">La subrutina circulac<text:change-end text:change-id="ct55876992"/><text:change-start text:change-id="ct55876496"/>, como indica en sus comentarios realiza el “calculo de la circulación asociada a la estela y a cada anillo vorticoso”.<text:change-end text:change-id="ct55876496"/><text:change-start text:change-id="ct55876688"/> Está dividida en tres partes, siendo la primer parte la que realiza la escritura de los archivos coefg.tmp y cindg.tmp, y donde para estos cálculos lee los archivos tmp <text:change-end text:change-id="ct55876688"/><text:change-start text:change-id="ct55875936"/>cix2.tmp, ciy2.tmp y ciz2.tmp, de los cuales nos encargaremos mas adelante. La segunda parte <text:change-end text:change-id="ct55875936"/><text:change-start text:change-id="ct55876128"/>realiza la resolución de un sistema de npa*npa ecuaciones algebraicas<text:change-end text:change-id="ct55876128"/><text:change-start text:change-id="ct55877920"/> y lo hace llamando a la subrutina solgauss que veremos a continuación.<text:change-end text:change-id="ct55877920"/><text:change-start text:change-id="ct55878112"/> En la tercer parte con los resultados obtenidos se calculan otros valores que se escriben en otros archivo<text:change-end text:change-id="ct55878112"/><text:change-start text:change-id="ct55878304"/>s de resultados.<text:change-end text:change-id="ct55878304"/></text:p>
      <text:p text:style-name="P42">Como la subrutina “circulac” es la que crea los archivos coefg.tmp y cindg.tmp analizamos las estructuras de control utilizadas para generar dichos archivos. En el siguiente extracto de código observamos las estructuras DO <text:span text:style-name="T22">mencionadas que aparecen al principio de “circulac” [Prado2005 – lineas 2806-2841]:</text:span></text:p>
      <text:p text:style-name="P42"/>
      <text:p text:style-name="P104"><text:soft-page-break/><text:s text:c="6"/>do 1 npa=1,npan</text:p>
      <text:p text:style-name="P104"><text:s text:c="6"/>do 2 nv =1,npan <text:s/></text:p>
      <text:p text:style-name="P104"><text:s text:c="6"/>[...]</text:p>
      <text:p text:style-name="P104"><text:s text:c="6"/>coefg= sumbcx*vnx(npa)+sumbcy*vny(npa)+sumbcz*vnz(npa) </text:p>
      <text:p text:style-name="P104"><text:s text:c="6"/>write(40)coefg</text:p>
      <text:p text:style-name="P104"><text:s text:c="4"/>2 continue </text:p>
      <text:p text:style-name="P104"><text:s text:c="6"/>[...] <text:s text:c="5"/></text:p>
      <text:p text:style-name="P104"><text:s text:c="6"/>cindg= (-1.)*(vtgx(npa,1)*vnx(npa)+vtgy(npa,1)*vny(npa)+</text:p>
      <text:p text:style-name="P104"><text:s text:c="5"/>&amp; <text:s text:c="13"/>UU*vnz(npa))</text:p>
      <text:p text:style-name="P104"><text:s text:c="6"/>write(41)cindg</text:p>
      <text:p text:style-name="P104"><text:s text:c="4"/>1 continue</text:p>
      <text:p text:style-name="P42"/>
      <text:p text:style-name="P43">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43">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43"/>
      <text:p text:style-name="P105"><text:s text:c="6"/>implicit real*8 (a-h,o-z)</text:p>
      <text:p text:style-name="P42"/>
      <text:p text:style-name="P43">la que indica que cualquier variable no tipificada definida en el código cuyo nombre comience con una letra entre los rangos indicados (a-h y o-z) será declarada, implicitamente, como real*8, por lo cual podemos asegurar que coefg y cindg son de tipo real*8. <text:span text:style-name="T24">Con esto determinado podemos declarar internal files de tipo real*8 de tamaños npan y npan*npan para reemplazar a cindg.tmp y coefg.tmp respectivamente:</text:span></text:p>
      <text:p text:style-name="P43"/>
      <text:p text:style-name="P106"><text:s text:c="6"/>real*8 <text:change-start text:change-id="ct55878688"/><text:span text:style-name="T26">cindgtmp</text:span><text:change-end text:change-id="ct55878688"/>(npan),<text:change-start text:change-id="ct55881296"/><text:span text:style-name="T26">coefgtmp</text:span><text:change-end text:change-id="ct55881296"/>(npan*npan)</text:p>
      <text:p text:style-name="P42"/>
      <text:p text:style-name="P44">siendo <text:change-start text:change-id="ct55878880"/><text:span text:style-name="T26">cindgtmp</text:span><text:change-end text:change-id="ct55878880"/> el internal file para cindg.tmp y <text:change-start text:change-id="ct55881552"/><text:span text:style-name="T26">coefgtmp</text:span><text:change-end text:change-id="ct55881552"/> el internal file para coefg.tmp.</text:p>
      <text:p text:style-name="P46"><text:change-start text:change-id="ct55880352"/>Ahora debemos reemplazar <text:change-end text:change-id="ct55880352"/><text:change-start text:change-id="ct55813712"/>las escrituras de los archivos binarios en disco con los internal files de la siguiente manera, donde <text:change-end text:change-id="ct55813712"/><text:change-start text:change-id="ct55811952"/>existían las siguientes escrituras:</text:p>
      <text:p text:style-name="P46"/>
      <text:p text:style-name="P89">write(40)coefg</text:p>
      <text:p text:style-name="P89">write(41)cindg</text:p>
      <text:p text:style-name="P89"/>
      <text:p text:style-name="P46">reemplazamos con el siguiente código:</text:p>
      <text:p text:style-name="P46"/>
      <text:p text:style-name="P89"><text:change-end text:change-id="ct55811952"/><text:span text:style-name="T26">coefgtmp</text:span><text:change-start text:change-id="ct55879776"/>(incoefg)=coefg</text:p>
      <text:p text:style-name="P89"><text:change-end text:change-id="ct55879776"/><text:span text:style-name="T26">cindgtmp</text:span><text:change-start text:change-id="ct55883248"/>(npa)=cindg</text:p>
      <text:p text:style-name="P46"><text:change-end text:change-id="ct55883248"/><text:change-start text:change-id="ct55881744"/></text:p>
      <text:p text:style-name="P46">respectivamente. La variable “incoefg” es utilizada para marcar la posición en el array de npan*npan elementos<text:change-end text:change-id="ct55881744"/><text:change-start text:change-id="ct55882544"/>, <text:span text:style-name="T30">internal file </text:span><text:change-end text:change-id="ct55882544"/><text:span text:style-name="T28">coefgtmp</text:span><text:change-start text:change-id="ct55884144"/><text:span text:style-name="T30">,</text:span><text:change-end text:change-id="ct55884144"/><text:change-start text:change-id="ct55884896"/> por cada vez <text:span text:style-name="T26">que entramos en el bucle interior, como es un array de una dimensión (igual al archivo binario que reemplaza) es necesario tener guardada la ultima posición por cada iteración del bucle externo. Para el internal file </text:span><text:change-end text:change-id="ct55884896"/><text:span text:style-name="T26">cindgtmp</text:span><text:change-start text:change-id="ct55887888"/><text:span text:style-name="T26"> que reemplaza a cindg.tmp con </text:span><text:soft-page-break/><text:span text:style-name="T26">utilizar la variable “npa” es suficiente, ya que lleva exactamente la posición en el array por cada iteración (es la variable de control</text:span><text:change-end text:change-id="ct55887888"/><text:change-start text:change-id="ct55889744"/><text:span text:style-name="T26"> </text:span><text:span text:style-name="T27">del bucle</text:span><text:change-end text:change-id="ct55889744"/><text:change-start text:change-id="ct55882192"/><text:span text:style-name="T26">).</text:span></text:p>
      <text:p text:style-name="P49"><text:change-end text:change-id="ct55882192"/></text:p>
      <text:p text:style-name="P108">----Mostrar análisis de solgauss para mostrar que se utilizan los archivos coefg.tmp y cindg.tmp y una primera vista a la complicación de sus “bucles” de control.</text:p>
      <text:p text:style-name="P48"><text:change-start text:change-id="ct55884336"/>Como explicabamos antes, la <text:change-end text:change-id="ct55884336"/><text:change-start text:change-id="ct55812512"/>segunda parte de “circulac” llama a la subrutina “solgauss”, y previo a esto habiamos dicho que los archivos cindg.tmp y coefg.tmp que estamos reemplazando son escritos por la primera y leidos por la segunda.<text:change-end text:change-id="ct55812512"/><text:change-start text:change-id="ct55881936"/> En “solgauss” el cambio es simple, tenemos dos bucles anidados que iteran de la misma manera que en “circulac<text:change-end text:change-id="ct55881936"/><text:change-start text:change-id="ct55884560"/>” solo que leen los datos almacenados en los archivos TMP. Luego de esto hacen rewind de los archivos para que vuelvan a quedar disponibles para lectura al principio de los mismos. A continuación podemos ver el código<text:change-end text:change-id="ct55884560"/><text:change-start text:change-id="ct55890864"/> <text:span text:style-name="T33">original</text:span><text:change-end text:change-id="ct55890864"/><text:change-start text:change-id="ct55816784"/>:</text:p>
      <text:p text:style-name="P47"/>
      <text:p text:style-name="P109"><text:s text:c="6"/>m=npan+1</text:p>
      <text:p text:style-name="P109"/>
      <text:p text:style-name="P109"><text:s text:c="6"/>do 1 i=1,npan </text:p>
      <text:p text:style-name="P109"><text:s text:c="6"/>do 2 j=1,npan </text:p>
      <text:p text:style-name="P109"><text:s text:c="6"/>read(40)cfg <text:s/></text:p>
      <text:p text:style-name="P109"><text:s text:c="6"/>coefg(i,j)=cfg</text:p>
      <text:p text:style-name="P109"><text:s text:c="4"/>2 continue</text:p>
      <text:p text:style-name="P109"><text:s text:c="6"/>read(41)cig</text:p>
      <text:p text:style-name="P109"><text:s text:c="6"/>coefg(i,m)=cig</text:p>
      <text:p text:style-name="P109"><text:s text:c="4"/>1 continue <text:s/></text:p>
      <text:p text:style-name="P109"/>
      <text:p text:style-name="P109"><text:s text:c="6"/>rewind(40) </text:p>
      <text:p text:style-name="P109"><text:s text:c="6"/>rewind(41)</text:p>
      <text:p text:style-name="P47"><text:change-end text:change-id="ct55816784"/><text:change-start text:change-id="ct55883568"/></text:p>
      <text:p text:style-name="P47">Como vemos <text:change-end text:change-id="ct55883568"/><text:change-start text:change-id="ct55885088"/>aquí se lee<text:change-end text:change-id="ct55885088"/><text:change-start text:change-id="ct55816976"/>n ambos archivos para armar una matriz con la variable denominada coefg, la cual <text:change-end text:change-id="ct55816976"/><text:change-start text:change-id="ct55872496"/>tiene npan filas y npan+1 columnas, <text:change-end text:change-id="ct55872496"/><text:change-start text:change-id="ct55868640"/><text:span text:style-name="T32">realizando lo siguiente,</text:span><text:change-end text:change-id="ct55868640"/><text:change-start text:change-id="ct55868832"/> en cada fila<text:change-end text:change-id="ct55868832"/><text:change-start text:change-id="ct55891856"/> <text:change-end text:change-id="ct55891856"/><text:change-start text:change-id="ct55882880"/><text:span text:style-name="T32">almacena</text:span><text:change-end text:change-id="ct55882880"/><text:change-start text:change-id="ct55892048"/> en los primeros npan valores<text:change-end text:change-id="ct55892048"/><text:change-start text:change-id="ct55885776"/>, <text:span text:style-name="T32">o primeras npan columnas,</text:span><text:change-end text:change-id="ct55885776"/><text:change-start text:change-id="ct55886208"/> los <text:change-end text:change-id="ct55886208"/><text:change-start text:change-id="ct55886816"/><text:span text:style-name="T32">datos </text:span><text:change-end text:change-id="ct55886816"/><text:change-start text:change-id="ct55887008"/>obtenidos de coefg.tmp<text:change-end text:change-id="ct55887008"/><text:change-start text:change-id="ct55886400"/>, <text:change-end text:change-id="ct55886400"/><text:change-start text:change-id="ct55892880"/><text:span text:style-name="T32">y en último lugar, </text:span><text:change-end text:change-id="ct55892880"/>columna<text:change-start text:change-id="ct55893072"/> npan+1<text:change-end text:change-id="ct55893072"/><text:change-start text:change-id="ct55893264"/>,<text:change-end text:change-id="ct55893264"/><text:change-start text:change-id="ct55893456"/> el <text:change-end text:change-id="ct55893456"/><text:change-start text:change-id="ct55893936"/><text:span text:style-name="T32">dato </text:span><text:change-end text:change-id="ct55893936"/><text:change-start text:change-id="ct55894128"/>obtenido de cindg.tmp.<text:change-end text:change-id="ct55894128"/></text:p>
      <text:p text:style-name="P16"/>
      <text:p text:style-name="P50"><text:change-start text:change-id="ct55889280"/>Para permitir que “solgauss” pueda trabajar con el cambio que introdujimos es necesario que reciba <text:change-end text:change-id="ct55889280"/><text:change-start text:change-id="ct55892592"/>de alguna manera las referencias a los internal files. Esto lo conseguimos simplemente pasandole por parametro los mismos. El cambio en el códig<text:change-end text:change-id="ct55892592"/><text:change-start text:change-id="ct55889936"/>o sería el siguiente:</text:p>
      <text:p text:style-name="P50"/>
      <text:p text:style-name="P107">Código original definición de subrutina</text:p>
      <text:p text:style-name="P90">subroutine solgauss(npan,gama)</text:p>
      <text:p text:style-name="P90">...</text:p>
      <text:p text:style-name="P107">Código modificado</text:p>
      <text:p text:style-name="P90">subroutine solgauss(npan,gama,<text:span text:style-name="T26">tmpcoefg</text:span>,<text:span text:style-name="T26">tmpcindg</text:span><text:span text:style-name="T36">)</text:span></text:p>
      <text:p text:style-name="P91">…</text:p>
      <text:p text:style-name="P91">real*8 tmpcoefg(mxro*mxro),tmpcindg(mxro)</text:p>
      <text:p text:style-name="P50"><text:change-end text:change-id="ct55889936"/><text:change-start text:change-id="ct55817840"/></text:p>
      <text:p text:style-name="P50"><text:change-end text:change-id="ct55817840"/><text:change-start text:change-id="ct55818368"/>Ahora que solgauss conoce la existencia de los internal files necesarios, podemos modificar los bucles de control para <text:change-end text:change-id="ct55818368"/><text:change-start text:change-id="ct55820416"/>que los utilice.</text:p>
      <text:p text:style-name="P52">El código visto previamente de solgauss quedaría de la siguiente manera:</text:p>
      <text:p text:style-name="P52"/>
      <text:p text:style-name="P110"><text:s text:c="6"/>m=npan+1 <text:s text:c="52"/></text:p>
      <text:p text:style-name="P110"><text:s text:c="6"/>incfg=1 <text:s text:c="53"/></text:p>
      <text:p text:style-name="P110"><text:soft-page-break/></text:p>
      <text:p text:style-name="P110"><text:s text:c="6"/><text:tab/>do 1 i=1,npan</text:p>
      <text:p text:style-name="P110"><text:s text:c="6"/><text:tab/>do 2 j=1,npan <text:s text:c="47"/></text:p>
      <text:p text:style-name="P110"><text:s text:c="6"/><text:tab/>!read(40)cfg</text:p>
      <text:p text:style-name="P110"><text:s text:c="6"/><text:tab/>incfg=((i-1)*npan)+j <text:s text:c="40"/></text:p>
      <text:p text:style-name="P110"><text:s text:c="6"/><text:tab/>cfg=<text:span text:style-name="T26">tmpcoefg</text:span>(incfg) <text:s text:c="43"/></text:p>
      <text:p text:style-name="P110"><text:s text:c="6"/><text:tab/>coefg(i,j)=cfg <text:s text:c="46"/></text:p>
      <text:p text:style-name="P110"><text:s text:c="6"/><text:tab/>incfg=incfg+1 <text:s text:c="47"/></text:p>
      <text:p text:style-name="P110"><text:s text:c="4"/>2 continue</text:p>
      <text:p text:style-name="P110"><text:s text:c="6"/><text:tab/>!read(41)cig <text:s text:c="48"/></text:p>
      <text:p text:style-name="P110"><text:s text:c="6"/><text:tab/>cig=<text:span text:style-name="T26">tmpcindg</text:span>(i) <text:s text:c="47"/></text:p>
      <text:p text:style-name="P110"><text:s text:c="6"/><text:tab/>coefg(i,m)=cig <text:s text:c="46"/></text:p>
      <text:p text:style-name="P110"><text:s text:c="4"/>1 continue <text:s text:c="52"/></text:p>
      <text:p text:style-name="P110"/>
      <text:p text:style-name="P110"><text:s text:c="6"/>!rewind(40) <text:s text:c="49"/></text:p>
      <text:p text:style-name="P110"><text:s text:c="6"/>!rewind(41)</text:p>
      <text:p text:style-name="P50"><text:change-end text:change-id="ct55820416"/><text:change-start text:change-id="ct55900640"/></text:p>
      <text:p text:style-name="P53">Como <text:span text:style-name="T34">indicábamos</text:span>, el cambio es simple, lo primero que se realiza es la inclusión de una variable de control “incfg” inicializada en 1 (uno) con la cual <text:span text:style-name="T34">mantener la posición de la cual debe leerse del </text:span><text:span text:style-name="T29">tmpcoefg</text:span><text:span text:style-name="T34"> (que reemplaza a coefg.tmp) la próxima vez que se ingresa al bucle de control; luego se cambian los read en disco de los archivos de texto por el acceso a los internal files (en memoria), utilizando una variable auxiliar extra para leer el dato y luego ingresarlo en la matriz “coefg”. La variable auxiliar es utilizada para salvar errores aleatorios encontrados en los datos asignados al utilizar una asignación directa del internal file a la matriz “coefg”. La variable “incfg” es solo utilizada para seguir la posición del internal file “</text:span><text:span text:style-name="T29">tmpcoefg</text:span><text:span text:style-name="T34">”, ya que la posición del internal file “</text:span><text:span text:style-name="T29">tmpcindg</text:span><text:span text:style-name="T34">” puede ser llevada utilizando la variable de control del bucle, en este caso “i”.</text:span></text:p>
      <text:p text:style-name="P53"/>
      <text:p text:style-name="P55">Estos cambios y ajustes para el recambio de archivos de texto por archivos internos (arrays en memoria) se debe realizar por cada uno de los archivos indicados en la tabla 3.yy. </text:p>
      <text:p text:style-name="P60">En su mayoría el cambio es simple y consiste en cambiar unas lineas de código, como por ejemplo los que mantienen los archivos subr.out y salida2.out para postergar la escritura en disco de dichos archivos. Esos archivos internos son subrout y salida2out respectivamente, para los cuales agregamos la siguiente definición en el bloque “common”:</text:p>
      <text:p text:style-name="P55"/>
      <text:p text:style-name="P95">character salida2out(102)*95, subrout(500)*60</text:p>
      <text:p text:style-name="P54"/>
      <text:p text:style-name="P58">Y luego al utilizarlos llevar junto con ellos un contador que lleve la posición siguiente para escribir, <text:span text:style-name="T35">al cual llamamos nsubr para subrout:</text:span></text:p>
      <text:p text:style-name="P58"/>
      <text:p text:style-name="P95">write(subrout(nsubr),1)</text:p>
      <text:p text:style-name="P95">nsubr=nsubr+1</text:p>
      <text:p text:style-name="P58"/>
      <text:p text:style-name="P58">y <text:span text:style-name="T35">nsld2 para salida2out:</text:span></text:p>
      <text:p text:style-name="P58"/>
      <text:p text:style-name="P96">write(salida2out(nsld2),21)indice,ncapa</text:p>
      <text:p text:style-name="P96">write(salida2out(nsld2+1),'(a1)') ""</text:p>
      <text:p text:style-name="P96">nsld2=nsld2+2</text:p>
      <text:p text:style-name="P53"/>
      <text:p text:style-name="P59"><text:soft-page-break/>En estos ejemplos, recordamos de la sección 2.4 que el número ubicado en el comando “write” al lado del archivo interno es una etiqueta de formato.</text:p>
      <text:p text:style-name="P59">En el resto del código el tratamiento de estos archivos es similar, variando solamente de acuerdo a que datos deben ser escritos en el mismo, <text:span text:style-name="T40">como observamos en los</text:span> archivos internos que vimos previamente, los que reemplazan a coefg.tmp y cindg.tmp.</text:p>
      <text:p text:style-name="P61">Un caso especial son los archivos <text:span text:style-name="T41">internos </text:span>cix1tmp, cix2.tmp, ciy1tmp, ciy2.tmp, ciz1tmp y ciz2.tmp, <text:span text:style-name="T41">para </text:span>los cuales <text:span text:style-name="T41">sus homonimos archivos en disco (cix1.tmp, cix2.tmp, y así sucesivamente) </text:span>son definidos en el programa original como “unformatted”, i.e., sin formato, con lo cual se generan archivos en disco de tipo binario. <text:span text:style-name="T41">Para obtener el mismo comportamiento en nuestros archivos internos solo debemos tener el cuidado de escribir en ellos sin dar formato a lo ingresado, i.e., los valores ingresan tal cual son generados por el programa. Veamos un ejemplo con cix1tmp. </text:span></text:p>
      <text:p text:style-name="P61"/>
      <text:p text:style-name="P63">El código para escribir los valores en el programa original es el siguiente:</text:p>
      <text:p text:style-name="P62"/>
      <text:p text:style-name="P97"><text:tab/>do 114 npa=1,npan</text:p>
      <text:p text:style-name="P97"><text:tab/>do 113 nv=1,npan</text:p>
      <text:p text:style-name="P97"/>
      <text:p text:style-name="P97"><text:tab/>write(42)cix(npa,nv)</text:p>
      <text:p text:style-name="P92"><text:tab/>…</text:p>
      <text:p text:style-name="P94">113 continue</text:p>
      <text:p text:style-name="P94">114 continue</text:p>
      <text:p text:style-name="P62"/>
      <text:p text:style-name="P64">La apertura del archivo le asigna al principio del programa la uni<text:span text:style-name="T43">dad</text:span> 42 para referencia posterior en el programa y de ahí el descriptor utilizado por el write, mientras que la matriz “cix” es generada por calculos previos. Al asígnar directamente y no dar un formato a utilizar en el comando write, estamos escribiendo los valores crudos para ser almacenados.</text:p>
      <text:p text:style-name="P62"/>
      <text:p text:style-name="P62">El código en el programa optimizado es:</text:p>
      <text:p text:style-name="P62"/>
      <text:p text:style-name="P97">common <text:s/><text:span text:style-name="T26">…</text:span> cix<text:span text:style-name="T42">1</text:span>tmp(maxro*maxro), <text:span text:style-name="T26">…</text:span></text:p>
      <text:p text:style-name="P94">…</text:p>
      <text:p text:style-name="P94"><text:tab/>kon=1</text:p>
      <text:p text:style-name="P97"><text:tab/>do 114 npa=1,npan</text:p>
      <text:p text:style-name="P97"><text:tab/>do 113 nv=1,npan</text:p>
      <text:p text:style-name="P97"/>
      <text:p text:style-name="P97"><text:tab/>cix1tmp(kon)=cix(npa,nv)</text:p>
      <text:p text:style-name="P93"><text:tab/>…</text:p>
      <text:p text:style-name="P97"><text:tab/>kon=kon+1</text:p>
      <text:p text:style-name="P94">113 continue</text:p>
      <text:p text:style-name="P94">114 continue</text:p>
      <text:p text:style-name="P62"/>
      <text:p text:style-name="P65">Aquí referenciamos primero la definición del archivo interno cix1tmp, viendo que no se define un tipo por defecto, por lo que como explicamos en parrafos anteriores, toma el tipo implicito real*8 definido en el bloque “common” de cada subrutina. El tamaño del archivo interno lo define el mismo bucle que lo genera, que itera desde 1 a “npan” dentro de otro bucle que itera la misma cantidad de veces, i.e., está generando npan*npan elementos en cix1tmp. La variable maxro definida “common” y con valor preasignado es equivalente a npan, con diferencia de que npan toma su valor una vez iniciado el programa, por lo cual no nos sirve para definir el archivo interno. Por último la variable “kon” oficia de contador de posiciones para el archivo interno.</text:p>
      <text:p text:style-name="P66"><text:soft-page-break/>Luego de igual manera modificamos el código donde el archivo interno es leido por su equivalente interno. </text:p>
      <text:p text:style-name="P66">El código original sería:</text:p>
      <text:p text:style-name="P66"/>
      <text:p text:style-name="P98">read(42)cinfx</text:p>
      <text:p text:style-name="P66"/>
      <text:p text:style-name="P66">Optimizado con archivo interno:</text:p>
      <text:p text:style-name="P66"/>
      <text:p text:style-name="P98">cinfx=cix1tmp(kon)</text:p>
      <text:p text:style-name="P66"/>
      <text:p text:style-name="P66">Donde nuevamente la variable “kon” lleva la posición dentro del archivo interno.</text:p>
      <text:p text:style-name="P66"/>
      <text:p text:style-name="P67">De igual manera son manejados los demás archivos externos binarios como archivos internos, los cuales mantendrán la información necesaria en memoria y no en disco, incrementando nuestro tiempo de lectura y escritura de dichos archivos considerablemente, pasando de tiempos de acceso medidos en milisegundos para un disco rigido, a tiempos de acceso en nanosegundos, lo cual implica un aumento de velocidad en un orden de 1000 veces, <text:span text:style-name="T44">al menos en teoria</text:span>. </text:p>
      <text:p text:style-name="P67">Obviamente esto trae aparejado una necesidad mayor de memoria RAM para el proceso ya que debe ser capaz de contener la totalidad de los datos <text:span text:style-name="T44">temporales que antes se contenían en disco, creciendo dicha necesidad proporcionalmente con el tamaño del problema calculado. Esto nos lleva a verificar que es posible que ante un tamaño suficientemente grande del problema, el calculo del mismo no sea viable en ciertos equipos. Se amplía sobre este tema en el capítulo 5.</text:span></text:p>
      <text:p text:style-name="P67"/>
      <text:p text:style-name="P68">Debido a lo indicado en el párrafo anterior es que en el trabajo de optimización se decidió no pasar la totalidad de los archivos externos a archivos internos y diferir su escritura al final de la ejecución del programa, sino que se seleccionaron los mas críticos a efectos del cálculo, aquellos que eran escritos y leídos durante la ejecución del programa, y manteniendo como archivos externos todo aquel que solo era escrito o leído.</text:p>
      <text:p text:style-name="P75">Podemos observar en la <text:span text:style-name="T47">tabla 3.3.2.yy cuales son los archivos que se decidió manejar mediante un archivo interno y el motivo de dicha decisión:</text:span></text:p>
      <text:p text:style-name="P75"/>
      <text:p text:style-name="P102">Tabla 3.3.2.yy con los archivos modificados con archivos internos.</text:p>
      <text:p text:style-name="P101"><text:span text:style-name="T47">Tendra archivo externo </text:span><text:change-end text:change-id="ct55900640"/><text:change-start text:change-id="ct55903328"/><text:span text:style-name="T47">–</text:span><text:change-end text:change-id="ct55903328"/><text:change-start text:change-id="ct55904128"/><text:span text:style-name="T47"> archivo interno </text:span><text:change-end text:change-id="ct55904128"/><text:change-start text:change-id="ct55904720"/><text:span text:style-name="T47">–</text:span><text:change-end text:change-id="ct55904720"/><text:change-start text:change-id="ct55902048"/><text:span text:style-name="T47"> tipo de cambio/observaciones: ej, solo utilizado en memoria, o escritura diferida</text:span></text:p>
      <text:p text:style-name="P75"/>
      <text:p text:style-name="P51"><text:change-end text:change-id="ct55902048"/></text:p>
      <text:p text:style-name="P16"/>
      <text:h text:style-name="Heading_20_2" text:outline-level="2">3.<text:span text:style-name="T4">4</text:span> Optimización Paralela para Multiprocesamiento</text:h>
      <text:p text:style-name="P16"><text:change-start text:change-id="ct55904320"/></text:p>
      <text:p text:style-name="P68">Con el primer paso de optimización realizado es posible llevar a cabo la optimización paralela del código con el modelo seleccionado, como se explicó en el capítulo 2, OpenMP.<text:change-end text:change-id="ct55904320"/><text:change-start text:change-id="ct55904512"/></text:p>
      <text:p text:style-name="P69">Como vimos en la sección 3.2.1, de acuerdo al resultado de la herramienta gprof, <text:change-end text:change-id="ct55904512"/><text:change-start text:change-id="ct55906240"/>el código candidato<text:span text:style-name="T46"> </text:span>para ser optimizado <text:s/><text:span text:style-name="T46">en ese primer momento </text:span>e<text:span text:style-name="T46">ra</text:span> principalmente la subrutina “<text:span text:style-name="T45">estela</text:span>”<text:change-end text:change-id="ct55906240"/><text:change-start text:change-id="ct55907136"/>, <text:span text:style-name="T45">seguida de “solgauss”.</text:span><text:change-end text:change-id="ct55907136"/><text:change-start text:change-id="ct55902592"/></text:p>
      <text:p text:style-name="P73">Si compilamos nuestro programa nuevamente con el profiler de GNU (gprof), pero con la optimización de los archivos internos, obtenemos l<text:change-end text:change-id="ct55902592"/><text:change-start text:change-id="ct55907408"/>o mostrado por la imagen 3.4.x, donde podemos ver que la <text:soft-page-break/>subrutina “estela”<text:change-end text:change-id="ct55907408"/><text:change-start text:change-id="ct55907600"/> sigue siendo la mas pesada, seguida de solgauss, incluso por porcentajes casí similares a los obtenidos <text:change-end text:change-id="ct55907600"/><text:change-start text:change-id="ct55905360"/>en el programa original. </text:p>
      <text:p text:style-name="P73"/>
      <text:p text:style-name="P74">Imagen 3.4.x (pruebas/newone/estela_intfiles)</text:p>
      <text:p text:style-name="P73"/>
      <text:h text:style-name="Heading_20_3" text:outline-level="3">3.4.1 Análisis de la subrutina Estela</text:h>
      <text:p text:style-name="P76"><text:change-end text:change-id="ct55905360"/><text:change-start text:change-id="ct55823472"/></text:p>
      <text:p text:style-name="P78">En su definición la subrutina “estela” indica que realizá “Calculo de los coeficientes de influencia de los hilos libres”. <text:span text:style-name="T48">Los calculos realizados dentro de la subrutina son numerosos y complejos, por lo cual utilizaremos un pseudocódigo para poder observar los puntos mas importantes dentro de la subrutina que pueden ser candidatos de ser paralelizados. En la figura 3.4.xx podemos observar este pseudocódigo.</text:span></text:p>
      <text:p text:style-name="P78"/>
      <text:p text:style-name="P111"><text:change-end text:change-id="ct55823472"/>Figura 3.4.<text:span text:style-name="T60">1.</text:span>xx</text:p>
      <text:p text:style-name="P111"/>
      <text:p text:style-name="P111">subrutina estela()</text:p>
      <text:p text:style-name="P111">definicion variables globales y constantes;</text:p>
      <text:p text:style-name="P111"/>
      <text:p text:style-name="P111">begin</text:p>
      <text:p text:style-name="P111"><text:tab/><text:span text:style-name="T49">Do</text:span> de i=1 a 2500</text:p>
      <text:p text:style-name="P111"><text:tab/><text:span text:style-name="T49">Do</text:span> de j=1 a 51</text:p>
      <text:p text:style-name="P111"><text:tab/><text:tab/>ciex(i,j) = 0</text:p>
      <text:p text:style-name="P111"><text:tab/><text:tab/>ciey(i,j) = 0</text:p>
      <text:p text:style-name="P111"><text:tab/><text:tab/>ciez(i,j) = 0</text:p>
      <text:p text:style-name="P112"><text:tab/><text:span text:style-name="T49">end do</text:span></text:p>
      <text:p text:style-name="P112"><text:tab/><text:span text:style-name="T49">end do</text:span></text:p>
      <text:p text:style-name="P113"><text:tab/>calculos parciales</text:p>
      <text:p text:style-name="P113"><text:tab/><text:span text:style-name="T57">ib = 1</text:span></text:p>
      <text:p text:style-name="P113"/>
      <text:p text:style-name="P113">Do de i=1 a 2500</text:p>
      <text:p text:style-name="P113">Do de j=1 a 51</text:p>
      <text:p text:style-name="P113"><text:tab/>Do de k=1 a 2001</text:p>
      <text:p text:style-name="P113"><text:tab/><text:tab/>genera fx(k), fy(k), fz(k), dista(k), denom(k)</text:p>
      <text:p text:style-name="P113"><text:tab/>end do</text:p>
      <text:p text:style-name="P113"/>
      <text:p text:style-name="P122">## sumatoria terminos impares six, siy, siz</text:p>
      <text:p text:style-name="P119"><text:tab/>six,siy,siz = 0</text:p>
      <text:p text:style-name="P119"><text:tab/>Do de i<text:span text:style-name="T50">k</text:span>=2 a 2000</text:p>
      <text:p text:style-name="P119"><text:tab/><text:tab/>six = six + fx(i<text:span text:style-name="T50">k</text:span>)/denom(i<text:span text:style-name="T50">k</text:span>)</text:p>
      <text:p text:style-name="P119"><text:tab/><text:tab/>siy = siy + fy(i<text:span text:style-name="T50">k</text:span>)/denom(i<text:span text:style-name="T50">k</text:span>)</text:p>
      <text:p text:style-name="P119"><text:tab/><text:tab/>siz = siz + fz(i<text:span text:style-name="T50">k</text:span>)/denom(i<text:span text:style-name="T50">k</text:span>)</text:p>
      <text:p text:style-name="P119"><text:tab/><text:tab/>i<text:span text:style-name="T50">k</text:span> = i<text:span text:style-name="T50">k</text:span> +2</text:p>
      <text:p text:style-name="P119"><text:tab/>end do</text:p>
      <text:p text:style-name="P122">## sumatoria terminos pares spx, spy, spz</text:p>
      <text:p text:style-name="P119"><text:tab/>spx,spy,spz = 0</text:p>
      <text:p text:style-name="P119"><text:tab/>Do de i<text:span text:style-name="T50">k</text:span>=3 a 2000</text:p>
      <text:p text:style-name="P119"><text:tab/><text:tab/>spx = spx + fx(i<text:span text:style-name="T50">k</text:span>)/denom(i<text:span text:style-name="T50">k</text:span>)</text:p>
      <text:p text:style-name="P119"><text:tab/><text:tab/>spy = spy + fy(i<text:span text:style-name="T50">k</text:span>)/denom(i<text:span text:style-name="T50">k</text:span>)</text:p>
      <text:p text:style-name="P119"><text:soft-page-break/><text:tab/><text:tab/>spz = spz + fz(i<text:span text:style-name="T50">k</text:span>)/denom(i<text:span text:style-name="T50">k</text:span>)</text:p>
      <text:p text:style-name="P119"><text:tab/><text:tab/>i<text:span text:style-name="T50">k</text:span> = i<text:span text:style-name="T50">k</text:span> +2</text:p>
      <text:p text:style-name="P119"><text:tab/>end do</text:p>
      <text:p text:style-name="P114"><text:tab/><text:span text:style-name="T51">calculo ciex(i,j), ciey(i,j), ciez(i,j)</text:span></text:p>
      <text:p text:style-name="P114"><text:tab/><text:span text:style-name="T51">if (indice = 1) and (ib = 1) then <text:s/>## se ejecuta solo 1 vez</text:span></text:p>
      <text:p text:style-name="P114"><text:tab/><text:span text:style-name="T55">## calculo coeficientes de la estela x, y, z</text:span></text:p>
      <text:p text:style-name="P115"><text:tab/><text:tab/><text:span text:style-name="T51">if (i = nr) and (j = nr/2) then <text:s/></text:span></text:p>
      <text:p text:style-name="P116"><text:span text:style-name="T51"><text:tab/><text:tab/></text:span><text:span text:style-name="T55">## calculo para i=50 y j=25 (nr depende del tamaño del problema,</text:span></text:p>
      <text:p text:style-name="P131"><text:tab/><text:tab/>## en este caso el tamaño es 50)</text:p>
      <text:p text:style-name="P115"><text:tab/><text:tab/><text:tab/><text:span text:style-name="T53">inicializa valx,valy,valz</text:span></text:p>
      <text:p text:style-name="P115"><text:tab/><text:tab/><text:tab/><text:span text:style-name="T53">Do de ik=1 a 2001</text:span></text:p>
      <text:p text:style-name="P115"><text:tab/><text:tab/><text:tab/><text:tab/><text:span text:style-name="T53">escribe archivo integ1.txt con varios valores incluyendo valx,valy,valz</text:span></text:p>
      <text:p text:style-name="P115"><text:tab/><text:tab/><text:tab/><text:tab/><text:span text:style-name="T53">if (ik =/= 2001) then</text:span></text:p>
      <text:p text:style-name="P115"><text:tab/><text:tab/><text:tab/><text:tab/><text:tab/><text:span text:style-name="T53">const=1</text:span></text:p>
      <text:p text:style-name="P115"><text:tab/><text:tab/><text:tab/><text:tab/><text:tab/><text:span text:style-name="T53">if (ik == 2000) then</text:span></text:p>
      <text:p text:style-name="P115"><text:tab/><text:tab/><text:tab/><text:tab/><text:tab/><text:tab/><text:span text:style-name="T53">const=0.5</text:span></text:p>
      <text:p text:style-name="P115"><text:tab/><text:tab/><text:tab/><text:tab/><text:tab/><text:span text:style-name="T53">endif</text:span></text:p>
      <text:p text:style-name="P117"><text:tab/><text:tab/><text:tab/><text:tab/><text:tab/><text:span text:style-name="T54">valx = valx + fx(ik+1)/denom(ik+1)*otros valores</text:span></text:p>
      <text:p text:style-name="P118"><text:tab/><text:tab/><text:tab/><text:tab/><text:tab/><text:span text:style-name="T54">valy = valy + fy(ik+1)/denom(ik+1)*otros valores</text:span></text:p>
      <text:p text:style-name="P118"><text:tab/><text:tab/><text:tab/><text:tab/><text:tab/><text:span text:style-name="T54">valz = valz + fz(ik+1)/denom(ik+1)*otros valores</text:span></text:p>
      <text:p text:style-name="P115"><text:tab/><text:tab/><text:tab/><text:tab/><text:span text:style-name="T54">else </text:span></text:p>
      <text:p text:style-name="P115"><text:tab/><text:tab/><text:tab/><text:tab/><text:tab/><text:span text:style-name="T54">escribe integ1.txt con varios valores sin valx,valy,valz pero con ciex,ciey,ciez(i,j)</text:span></text:p>
      <text:p text:style-name="P115"><text:tab/><text:tab/><text:tab/><text:tab/><text:span text:style-name="T53">endif</text:span></text:p>
      <text:p text:style-name="P115"><text:tab/><text:tab/><text:span text:style-name="T52">else</text:span></text:p>
      <text:p text:style-name="P115"><text:tab/><text:tab/><text:tab/><text:span text:style-name="T52">if (i = nr/2) and (j = nr+1) then </text:span></text:p>
      <text:p text:style-name="P115"><text:tab/><text:tab/><text:tab/><text:span text:style-name="T56">## Luego (si no entró en el anterior if) el calculo es para i = 25 y j=51</text:span></text:p>
      <text:p text:style-name="P115"><text:tab/><text:tab/><text:tab/><text:tab/><text:span text:style-name="T54">Repite mismo trabajo pero escribiendo integ2.txt</text:span></text:p>
      <text:p text:style-name="P115"><text:tab/><text:tab/><text:tab/><text:span text:style-name="T52">endif</text:span></text:p>
      <text:p text:style-name="P120"><text:tab/><text:tab/>endif</text:p>
      <text:p text:style-name="P114"><text:tab/><text:span text:style-name="T51">endif</text:span></text:p>
      <text:p text:style-name="P120">end do</text:p>
      <text:p text:style-name="P120">end do</text:p>
      <text:p text:style-name="P111">end</text:p>
      <text:p text:style-name="P121"><text:change-start text:change-id="ct54657456"/></text:p>
      <text:p text:style-name="P79">Analizando el pseudocódigo podemos observar que la subrutina tiene partes bien diferenciadas. Un inicio con seteo de valores iniciales y calculos parciales, y luego vemos un bloque conformado por dos bucles principales; dentro de ellos es donde se encuentran las estructuras que pueden ser paralelizadas.</text:p>
      <text:p text:style-name="P80">Inicia con un bucle que calcula los datos en fx, fy, fz, denom y dista; luego calcula terminos pares e impares; finaliza con el denominado calculo de coeficientes de la estela x,y,z. </text:p>
      <text:p text:style-name="P80"/>
      <text:p text:style-name="P80">El calculo de coeficientes parece ser el mas complejo de los puntos indicados, pero si observamos bien solo se ejecuta una vez en todo el programa, cuando “indice” es igual a uno (la variable “ib” siempre tiene valor uno, por lo cual no la contamos). Dicha variable “indice” es global al programa <text:span text:style-name="T58">y controla las etapas por las que pasa</text:span>, toma valores de uno a diez y no repite los valores.</text:p>
      <text:p text:style-name="P81">Por otra parte, el calculo de coeficientes se hace sobre los valores valx, valy y valz, realizando sobre ellos una sumatoria, con lo cual se crea una dependencia de datos entre el calculo de un valor y los <text:span text:style-name="T59">cálculos</text:span> previos (cap<text:span text:style-name="T59">í</text:span>tul<text:span text:style-name="T59">o</text:span> 2 <text:change-end text:change-id="ct54657456"/><text:change-start text:change-id="ct54659184"/>–<text:change-end text:change-id="ct54659184"/><text:change-start text:change-id="ct54661744"/> openmp), <text:span text:style-name="T59">ya que para obtener el valor de valx en un momento, debo tener el valor previo de valx. Si realizamos una paralelización del código tendríamos un problema en los </text:span><text:soft-page-break/><text:span text:style-name="T59">limites de los distintos threads ya que un thread calculando los valores 101 a 200 de un bucle necesita conocer el valor de la sumatoria en el valor 100 para poder iniciar con valores correctos su calculo, y dicho valor 100 puede no existir aún en el momento que lo necesita (porque el thread encargado de su calculo puede no haber finalizado o ni siquiera iniciado).</text:span></text:p>
      <text:p text:style-name="P81"/>
      <text:p text:style-name="P82">Si observamos bien el calculo de los terminos pares e impares, se presenta el mismo problema de dependencias de datos que aparece en el calculo de coeficientes. Cuando calculamos por ejemplo six, necesitamos conocer el valor previo de six en ese momento.</text:p>
      <text:p text:style-name="P82"/>
      <text:p text:style-name="P82">Existen técnicas y formas de transformar el código que permiten en algunos casos poder reprogramar una porción de código para que pueda ser paralelizable a pesar de tener estas dependencias de datos. Debido al potencial gran cambio necesario en el código para subsanar el problema de la dependencia de datos y a los requisitos de no tornar ilegible el código para el usuario del programa es que no se avanzó sobre estas áreas de la subrutina. La solución a este problema puede ser motivo de un trabajo futuro que se pondrá a consideración en el capitulo 5.</text:p>
      <text:p text:style-name="P77"/>
      <text:p text:style-name="P83">Luego de descartar estos puntos como las zonas a paralelizar en la subrutina “estela” nos quedamos con el bucle de la figura 3.4.<text:span text:style-name="T60">1.</text:span>xx que genera los arrays fx, fy, fz, denom y dista, <text:span text:style-name="T60">ya que cada valor generado de estos arrays no depende de otros previos dentro de los arrays.</text:span></text:p>
      <text:p text:style-name="P83"/>
      <text:p text:style-name="P83"/>
      <text:h text:style-name="Heading_20_3" text:outline-level="3">3.4.2 Optimización <text:span text:style-name="T61">con OpenMP</text:span> de subrutina Estela</text:h>
      <text:p text:style-name="P84"/>
      <text:p text:style-name="P85">Seleccionado el bucle a paralelizar debemos hacer un analisis de los datos que intervienen para poder realizar una optimización correcta. <text:span text:style-name="T63">Se realizan varias pruebas para paralelizar que veremos en el capitulo 4, quedando definido un conjunto de datos que debe ser compartido por cada thread lanzado por OpenMP y ciertas variables que deben ser privadas de cada uno de ellos.</text:span></text:p>
      <text:p text:style-name="P85"/>
      <text:p text:style-name="P85">El <text:span text:style-name="T63">bloque de </text:span>código seleccionado para <text:span text:style-name="T63">optimizar</text:span> es similar al siguiente:</text:p>
      <text:p text:style-name="P85"/>
      <text:p text:style-name="P103"><text:change-end text:change-id="ct54661744"/><text:s text:c="6"/>do 3 ik=1,kult</text:p>
      <text:p text:style-name="P103"><text:s text:c="6"/>fx(ik)=<text:span text:style-name="T62">[calculo con valores de varias matrices]</text:span></text:p>
      <text:p text:style-name="P103"><text:s text:c="6"/>fy(ik)=<text:span text:style-name="T62">[calculo con valores de varias matrices]</text:span></text:p>
      <text:p text:style-name="P103"><text:s text:c="6"/>fz(ik)=<text:span text:style-name="T62">[calculo con valores de varias matrices]</text:span></text:p>
      <text:p text:style-name="P103"><text:s text:c="6"/>fz(ik)=(-1.)*fz(ik)</text:p>
      <text:p text:style-name="P103"><text:s text:c="6"/>dist2=<text:span text:style-name="T62">[calculo con valores de varias matrices]</text:span></text:p>
      <text:p text:style-name="P103"><text:s text:c="6"/>dista(ik)=dsqrt(dist2) <text:s text:c="33"/></text:p>
      <text:p text:style-name="P103"><text:s text:c="6"/>denom(ik)=dista(ik)**3 <text:s text:c="18"/></text:p>
      <text:p text:style-name="P103"><text:s text:c="3"/>3 continue<text:change-start text:change-id="ct54649504"/></text:p>
      <text:p text:style-name="P86"><text:change-end text:change-id="ct54649504"/><text:change-start text:change-id="ct54662704"/></text:p>
      <text:p text:style-name="P133"><text:change-end text:change-id="ct546627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in" fo:margin-bottom="0in"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4-10-21T11:59:03.328972692</dc:date>
    <meta:editing-duration>P1DT9H35M51S</meta:editing-duration>
    <meta:editing-cycles>136</meta:editing-cycles>
    <meta:generator>LibreOffice/4.3.2.2.0$Linux_X86_64 LibreOffice_project/430m0$Build-2</meta:generator>
    <meta:document-statistic meta:table-count="0" meta:image-count="0" meta:object-count="0" meta:page-count="13" meta:paragraph-count="281" meta:word-count="5059" meta:character-count="33329" meta:non-whitespace-character-count="27100"/>
  </office:meta>
</office:document-meta>
</file>